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asian="Calibri" style:letter-kerning="true"/>
    </style:style>
    <style:style style:name="T14" style:parent-style-name="CommentReference" style:family="text">
      <style:text-properties style:font-name="Calibri" style:font-name-asian="Calibri" style:letter-kerning="true"/>
    </style:style>
    <style:style style:name="T15" style:parent-style-name="Absatz-Standardschriftar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DefaultParagraphFont" style:family="text">
      <style:text-properties fo:language="en" fo:country="US"/>
    </style:style>
    <style:style style:name="T23" style:parent-style-name="Absatz-Standardschriftar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CommentReference" style:family="text">
      <style:text-properties style:font-name="Calibri" style:font-name-asian="Calibri" style:letter-kerning="true"/>
    </style:style>
    <style:style style:name="T29" style:parent-style-name="CommentReference" style:family="text">
      <style:text-properties style:font-name="Calibri" style:font-name-asian="Calibri" style:letter-kerning="true"/>
    </style:style>
    <style:style style:name="T30" style:parent-style-name="DefaultParagraphFont" style:family="text">
      <style:text-properties fo:language="en" fo:country="US"/>
    </style:style>
    <style:style style:name="P31" style:parent-style-name="Normal" style:family="paragraph">
      <style:paragraph-properties fo:text-align="start" fo:text-indent="0.4916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Normal" style:family="paragraph">
      <style:paragraph-properties fo:text-align="start" fo:text-indent="0.4916in"/>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DefaultParagraphFont" style:family="text">
      <style:text-properties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fo:language="en" fo:country="US"/>
    </style:style>
    <style:style style:name="P70" style:parent-style-name="Standard" style:family="paragraph">
      <style:paragraph-properties fo:text-align="start" fo:text-indent="0in"/>
    </style:style>
    <style:style style:name="T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P86" style:parent-style-name="Standard" style:family="paragraph">
      <style:paragraph-properties fo:text-align="start" fo:text-indent="0.4916in"/>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T91" style:parent-style-name="Hyperlink" style:family="text">
      <style:text-properties fo:font-weight="bold" style:font-weight-asian="bold" style:font-weight-complex="bold" fo:language="da" fo:country="DK"/>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T96" style:parent-style-name="Hyperlink" style:family="text">
      <style:text-properties fo:font-weight="bold" style:font-weight-asian="bold" style:font-weight-complex="bold"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4916in"/>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Standard" style:family="paragraph">
      <style:paragraph-properties fo:text-align="start" fo:text-indent="0.4916in"/>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text-properties fo:font-weight="bold" style:font-weight-asian="bold" style:font-weight-complex="bold" fo:language="en" fo:country="US"/>
    </style:style>
    <style:style style:name="P1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Hyperlink" style:family="text">
      <style:text-properties fo:font-weight="bold" style:font-weight-asian="bold" style:font-weight-complex="bold"/>
    </style:style>
    <style:style style:name="T142" style:parent-style-name="CommentReference" style:family="text">
      <style:text-properties style:font-name="Times New Roman" fo:font-size="12pt" style:font-size-asian="12pt" style:font-size-complex="12pt"/>
    </style:style>
    <style:style style:name="T143" style:parent-style-name="CommentReference" style:family="text">
      <style:text-properties style:font-name="Times New Roman" fo:font-size="12pt" style:font-size-asian="12pt" style:font-size-complex="12pt"/>
    </style:style>
    <style:style style:name="T1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5" style:parent-style-name="CommentText" style:family="paragraph">
      <style:paragraph-properties fo:text-align="start" fo:text-indent="0in"/>
    </style:style>
    <style:style style:name="T1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Hyperlink" style:family="text">
      <style:text-properties fo:font-weight="bold" style:font-weight-asian="bold" style:font-weight-complex="bold"/>
    </style:style>
    <style:style style:name="T1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Hyperlink" style:family="text">
      <style:text-properties fo:font-weight="bold" style:font-weight-asian="bold" style:font-weight-complex="bold"/>
    </style:style>
    <style:style style:name="T1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CommentReference"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70" style:parent-style-name="CommentText" style:family="paragraph">
      <style:paragraph-properties fo:text-align="start" fo:text-indent="0in"/>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Normal" style:family="paragraph">
      <style:paragraph-properties style:text-autospace="none" fo:text-align="start" fo:text-indent="0in"/>
      <style:text-properties fo:hyphenate="true"/>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CommentText" style:list-style-name="LFO1" style:family="paragraph">
      <style:paragraph-properties fo:text-align="start" fo:margin-left="0.5in">
        <style:tab-stops/>
      </style:paragraph-properties>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CommentText" style:list-style-name="LFO1" style:family="paragraph">
      <style:paragraph-properties fo:text-align="start" fo:margin-left="0.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CommentText" style:list-style-name="LFO1" style:family="paragraph">
      <style:paragraph-properties fo:text-align="start" fo:margin-left="0.5in">
        <style:tab-stops/>
      </style:paragraph-properties>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DefaultParagraphFon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in"/>
    </style:style>
    <style:style style:name="T211" style:parent-style-name="DefaultParagraphFont" style:family="text">
      <style:text-properties style:font-name="Times New Roman" fo:font-size="12pt" style:font-size-asian="12pt" style:font-size-complex="12pt" fo:language="en" fo:country="US"/>
    </style:style>
    <style:style style:name="P212" style:parent-style-name="CommentText" style:family="paragraph">
      <style:paragraph-properties fo:text-align="start" fo:text-indent="0in"/>
    </style:style>
    <style:style style:name="T213" style:parent-style-name="DefaultParagraphFont" style:family="text">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fo:font-weight="bold" style:font-weight-asian="bold" style:font-weight-complex="bold" fo:language="en" fo:country="US"/>
    </style:style>
    <style:style style:name="P215" style:parent-style-name="Standard" style:family="paragraph">
      <style:paragraph-properties fo:text-align="start" fo:text-indent="0in"/>
      <style:text-properties fo:font-weight="bold" style:font-weight-asian="bold" style:font-weight-complex="bold" fo:language="en" fo:country="US"/>
    </style:style>
    <style:style style:name="P216" style:parent-style-name="Standard" style:family="paragraph">
      <style:paragraph-properties fo:text-align="start" fo:text-indent="0in"/>
      <style:text-properties fo:language="en" fo:country="US"/>
    </style:style>
    <style:style style:name="P217" style:parent-style-name="Standard" style:family="paragraph">
      <style:paragraph-properties fo:text-align="start" fo:text-indent="0in"/>
    </style:style>
    <style:style style:name="T218" style:parent-style-name="DefaultParagraphFont" style:family="text">
      <style:text-properties fo:language="en" fo:country="US"/>
    </style:style>
    <style:style style:name="T219" style:parent-style-name="DefaultParagraphFont" style:family="text">
      <style:text-properties fo:language="en" fo:country="US"/>
    </style:style>
    <style:style style:name="T220" style:parent-style-name="DefaultParagraphFont" style:family="text">
      <style:text-properties fo:language="en" fo:country="US"/>
    </style:style>
    <style:style style:name="T221" style:parent-style-name="DefaultParagraphFont" style:family="text">
      <style:text-properties fo:language="en" fo:country="US"/>
    </style:style>
    <style:style style:name="T222" style:parent-style-name="DefaultParagraphFont" style:family="text">
      <style:text-properties fo:language="en" fo:country="US"/>
    </style:style>
    <style:style style:name="P223" style:parent-style-name="CommentText" style:family="paragraph">
      <style:paragraph-properties fo:text-align="start" fo:text-indent="0in"/>
    </style:style>
    <style:style style:name="T224" style:parent-style-name="DefaultParagraphFont" style:family="text">
      <style:text-properties fo:language="en" fo:country="US"/>
    </style:style>
    <style:style style:name="T225" style:parent-style-name="DefaultParagraphFont" style:family="text">
      <style:text-properties fo:language="en" fo:country="US"/>
    </style:style>
    <style:style style:name="P226" style:parent-style-name="Standard" style:family="paragraph">
      <style:paragraph-properties fo:text-align="start" fo:text-indent="0in"/>
    </style:style>
    <style:style style:name="T227" style:parent-style-name="DefaultParagraphFont" style:family="text">
      <style:text-properties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fo:language="en" fo:country="US"/>
    </style:style>
    <style:style style:name="T230" style:parent-style-name="DefaultParagraphFont" style:family="text">
      <style:text-properties fo:language="en" fo:country="US"/>
    </style:style>
    <style:style style:name="P231" style:parent-style-name="Standard" style:family="paragraph">
      <style:paragraph-properties fo:text-align="start" fo:text-indent="0in"/>
      <style:text-properties fo:language="en" fo:country="US"/>
    </style:style>
    <style:style style:name="P232" style:parent-style-name="Standard" style:family="paragraph">
      <style:paragraph-properties fo:text-align="start" fo:text-indent="0in"/>
      <style:text-properties fo:language="en" fo:country="US"/>
    </style:style>
    <style:style style:name="P233" style:parent-style-name="Standard" style:family="paragraph">
      <style:paragraph-properties fo:text-align="start" fo:text-indent="0in"/>
    </style:style>
    <style:style style:name="T234" style:parent-style-name="DefaultParagraphFont" style:family="text">
      <style:text-properties fo:font-weight="bold" style:font-weight-asian="bold" style:font-weight-complex="bold" fo:language="en" fo:country="US"/>
    </style:style>
    <style:style style:name="T235" style:parent-style-name="DefaultParagraphFont" style:family="text">
      <style:text-properties fo:font-weight="bold" style:font-weight-asian="bold" style:font-weight-complex="bold" fo:language="en" fo:country="US"/>
    </style:style>
    <style:style style:name="P236" style:parent-style-name="CommentText" style:family="paragraph">
      <style:paragraph-properties fo:text-align="start" fo:text-indent="0in"/>
    </style:style>
    <style:style style:name="T237" style:parent-style-name="DefaultParagraphFont" style:family="text">
      <style:text-properties fo:font-weight="bold" style:font-weight-asian="bold" style:font-weight-complex="bold" fo:language="en" fo:country="US"/>
    </style:style>
    <style:style style:name="P238" style:parent-style-name="Standard" style:family="paragraph">
      <style:paragraph-properties fo:text-align="start" fo:text-indent="0in"/>
      <style:text-properties fo:font-weight="bold" style:font-weight-asian="bold" style:font-weight-complex="bold" fo:language="en" fo:country="US"/>
    </style:style>
    <style:style style:name="P239" style:parent-style-name="Standard" style:family="paragraph">
      <style:paragraph-properties fo:text-align="start" fo:text-indent="0in"/>
    </style:style>
    <style:style style:name="T240" style:parent-style-name="DefaultParagraphFont" style:family="text">
      <style:text-properties style:font-name="Times New Roman" fo:font-size="12pt" style:font-size-asian="12pt" style:font-size-complex="12pt" fo:language="en" fo:country="US"/>
    </style:style>
    <style:style style:name="T241" style:parent-style-name="DefaultParagraphFont" style:family="text">
      <style:text-properties style:font-name="Times New Roman" fo:font-size="12pt" style:font-size-asian="12pt" style:font-size-complex="12pt" fo:language="en" fo:country="US"/>
    </style:style>
    <style:style style:name="P242" style:parent-style-name="CommentText" style:family="paragraph">
      <style:paragraph-properties fo:text-align="start" fo:text-indent="0in"/>
    </style:style>
    <style:style style:name="T243" style:parent-style-name="DefaultParagraphFont" style:family="text">
      <style:text-properties style:font-name="Times New Roman" fo:font-size="12pt" style:font-size-asian="12pt" style:font-size-complex="12pt" fo:language="en" fo:country="US"/>
    </style:style>
    <style:style style:name="P2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5" style:parent-style-name="Standard" style:family="paragraph">
      <style:paragraph-properties fo:text-align="start" fo:text-indent="0in"/>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DefaultParagraphFont" style:family="text">
      <style:text-properties style:font-name="Times New Roman" fo:font-size="12pt" style:font-size-asian="12pt" style:font-size-complex="12pt" fo:language="en" fo:country="US"/>
    </style:style>
    <style:style style:name="P248" style:parent-style-name="CommentText" style:family="paragraph">
      <style:paragraph-properties fo:text-align="start" fo:text-indent="0in"/>
    </style:style>
    <style:style style:name="T249" style:parent-style-name="DefaultParagraphFon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in"/>
    </style:style>
    <style:style style:name="T251" style:parent-style-name="DefaultParagraphFon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CommentText" style:family="paragraph">
      <style:paragraph-properties fo:text-align="start" fo:text-indent="0in"/>
    </style:style>
    <style:style style:name="T254" style:parent-style-name="DefaultParagraphFon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in"/>
    </style:style>
    <style:style style:name="T256" style:parent-style-name="DefaultParagraphFont" style:family="text">
      <style:text-properties style:font-name="Times New Roman" fo:font-size="12pt" style:font-size-asian="12pt" style:font-size-complex="12pt" fo:language="en" fo:country="US"/>
    </style:style>
    <style:style style:name="P257" style:parent-style-name="Standard" style:family="paragraph">
      <style:paragraph-properties fo:text-align="start" fo:text-indent="0in"/>
    </style:style>
    <style:style style:name="T258" style:parent-style-name="DefaultParagraphFont" style:family="text">
      <style:text-properties style:font-name="Times New Roman" fo:font-size="12pt" style:font-size-asian="12pt" style:font-size-complex="12pt" fo:language="en" fo:country="US"/>
    </style:style>
    <style:style style:name="T259" style:parent-style-name="DefaultParagraphFont" style:family="text">
      <style:text-properties style:font-name="Times New Roman"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DefaultParagraphFont" style:family="text">
      <style:text-properties style:font-name="Times New Roman" fo:font-size="12pt" style:font-size-asian="12pt" style:font-size-complex="12pt" fo:language="en" fo:country="US"/>
    </style:style>
    <style:style style:name="P2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style>
    <style:style style:name="T266" style:parent-style-name="DefaultParagraphFont" style:family="text">
      <style:text-properties style:font-name="Times New Roman" fo:font-size="12pt" style:font-size-asian="12pt" style:font-size-complex="12pt"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P268" style:parent-style-name="CommentText" style:family="paragraph">
      <style:paragraph-properties fo:text-align="start" fo:text-indent="0in"/>
    </style:style>
    <style:style style:name="T269" style:parent-style-name="DefaultParagraphFont" style:family="text">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P273" style:parent-style-name="CommentText" style:family="paragraph">
      <style:paragraph-properties fo:text-align="start" fo:text-indent="0in"/>
    </style:style>
    <style:style style:name="T274" style:parent-style-name="DefaultParagraphFont" style:family="text">
      <style:text-properties style:font-name="Times New Roman" fo:font-size="12pt" style:font-size-asian="12pt" style:font-size-complex="12pt" fo:language="en" fo:country="US"/>
    </style:style>
    <style:style style:name="P275" style:parent-style-name="Standard" style:family="paragraph">
      <style:paragraph-properties fo:text-align="start" fo:text-indent="0in"/>
    </style:style>
    <style:style style:name="T27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7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T280" style:parent-style-name="Hyperlink" style:family="text">
      <style:text-properties fo:font-weight="bold" style:font-weight-asian="bold" style:font-weight-complex="bold" fo:language="en" fo:country="US"/>
    </style:style>
    <style:style style:name="T28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82" style:parent-style-name="Standard" style:family="paragraph">
      <style:paragraph-properties fo:text-align="start" fo:text-indent="0in"/>
    </style:style>
    <style:style style:name="T283" style:parent-style-name="DefaultParagraphFont" style:family="text">
      <style:text-properties style:font-name="Times New Roman" fo:font-size="12pt" style:font-size-asian="12pt" style:font-size-complex="12pt"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language="en" fo:country="US"/>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size="12pt" style:font-size-asian="12pt" style:font-size-complex="12pt" fo:language="en" fo:country="US"/>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T290" style:parent-style-name="DefaultParagraphFont" style:family="text">
      <style:text-properties style:font-name="Times New Roman" fo:font-size="12pt" style:font-size-asian="12pt" style:font-size-complex="12pt" fo:language="en" fo:country="US"/>
    </style:style>
    <style:style style:name="T291" style:parent-style-name="DefaultParagraphFont" style:family="text">
      <style:text-properties style:font-name="Times New Roman" fo:font-size="12pt" style:font-size-asian="12pt" style:font-size-complex="12pt" fo:language="en" fo:country="US"/>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T294" style:parent-style-name="DefaultParagraphFont" style:family="text">
      <style:text-properties style:font-name="Times New Roman" fo:font-size="12pt" style:font-size-asian="12pt" style:font-size-complex="12pt" fo:language="en" fo:country="US"/>
    </style:style>
    <style:style style:name="T295" style:parent-style-name="DefaultParagraphFont" style:family="text">
      <style:text-properties style:font-name="Times New Roman" fo:font-size="12pt" style:font-size-asian="12pt" style:font-size-complex="12pt" fo:language="en" fo:country="US"/>
    </style:style>
    <style:style style:name="T296" style:parent-style-name="DefaultParagraphFont" style:family="text">
      <style:text-properties style:font-name="Times New Roman" fo:font-size="12pt" style:font-size-asian="12pt" style:font-size-complex="12pt" fo:language="en" fo:country="US"/>
    </style:style>
    <style:style style:name="T297" style:parent-style-name="DefaultParagraphFont" style:family="text">
      <style:text-properties style:font-name="Times New Roman" fo:font-size="12pt" style:font-size-asian="12pt" style:font-size-complex="12pt" fo:language="en" fo:country="US"/>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T300" style:parent-style-name="DefaultParagraphFont" style:family="text">
      <style:text-properties style:font-name="Times New Roman" fo:font-size="12pt" style:font-size-asian="12pt" style:font-size-complex="12pt" fo:language="en" fo:country="US"/>
    </style:style>
    <style:style style:name="P301" style:parent-style-name="Normal" style:family="paragraph">
      <style:paragraph-properties fo:text-align="start" fo:text-indent="0in"/>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DefaultParagraphFont" style:family="text">
      <style:text-properties style:font-name="Times New Roman" fo:font-size="12pt" style:font-size-asian="12pt" style:font-size-complex="12pt" fo:language="en" fo:country="US"/>
    </style:style>
    <style:style style:name="T307" style:parent-style-name="DefaultParagraphFont" style:family="text">
      <style:text-properties style:font-name="Times New Roman" fo:font-size="12pt" style:font-size-asian="12pt" style:font-size-complex="12pt" fo:language="en" fo:country="US"/>
    </style:style>
    <style:style style:name="T308" style:parent-style-name="DefaultParagraphFont" style:family="text">
      <style:text-properties style:font-name="Times New Roman" fo:font-size="12pt" style:font-size-asian="12pt" style:font-size-complex="12pt" fo:language="en" fo:country="US"/>
    </style:style>
    <style:style style:name="T309" style:parent-style-name="DefaultParagraphFont" style:family="text">
      <style:text-properties style:font-name="Times New Roman" fo:font-size="12pt" style:font-size-asian="12pt" style:font-size-complex="12pt" fo:language="en" fo:country="US"/>
    </style:style>
    <style:style style:name="T310" style:parent-style-name="DefaultParagraphFont" style:family="text">
      <style:text-properties style:font-name="Times New Roman" fo:font-size="12pt" style:font-size-asian="12pt" style:font-size-complex="12pt" fo:language="en" fo:country="US"/>
    </style:style>
    <style:style style:name="P311" style:parent-style-name="CommentText" style:family="paragraph">
      <style:paragraph-properties fo:text-align="start" fo:text-indent="0in"/>
    </style:style>
    <style:style style:name="P312" style:parent-style-name="CommentText" style:family="paragraph">
      <style:paragraph-properties fo:text-align="start" fo:text-indent="0in"/>
    </style:style>
    <style:style style:name="T313" style:parent-style-name="Hyperlink" style:family="text">
      <style:text-properties fo:font-weight="bold" style:font-weight-asian="bold" style:font-weight-complex="bold" fo:language="en" fo:country="US"/>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ize="12pt" style:font-size-asian="12pt" style:font-size-complex="12pt" fo:language="en" fo:country="US"/>
    </style:style>
    <style:style style:name="P316" style:parent-style-name="Normal" style:family="paragraph">
      <style:paragraph-properties fo:text-align="start" fo:text-indent="0in"/>
    </style:style>
    <style:style style:name="T317" style:parent-style-name="DefaultParagraphFont" style:family="text">
      <style:text-properties style:font-name="Times New Roman" fo:font-size="12pt" style:font-size-asian="12pt" style:font-size-complex="12pt" fo:language="en" fo:country="US"/>
    </style:style>
    <style:style style:name="T318" style:parent-style-name="DefaultParagraphFont" style:family="text">
      <style:text-properties style:font-name="Times New Roman" fo:font-size="12pt" style:font-size-asian="12pt" style:font-size-complex="12pt" fo:language="en" fo:country="US"/>
    </style:style>
    <style:style style:name="T319" style:parent-style-name="DefaultParagraphFont" style:family="text">
      <style:text-properties style:font-name="Times New Roman" fo:font-size="12pt" style:font-size-asian="12pt" style:font-size-complex="12pt" fo:language="en" fo:country="US"/>
    </style:style>
    <style:style style:name="P320" style:parent-style-name="CommentText" style:family="paragraph">
      <style:paragraph-properties fo:text-align="start" fo:text-indent="0in"/>
    </style:style>
    <style:style style:name="P321" style:parent-style-name="CommentText" style:family="paragraph">
      <style:paragraph-properties fo:text-align="start" fo:text-indent="0in"/>
    </style:style>
    <style:style style:name="T322" style:parent-style-name="Hyperlink" style:family="text">
      <style:text-properties fo:font-weight="bold" style:font-weight-asian="bold" style:font-weight-complex="bold" fo:language="en" fo:country="US"/>
    </style:style>
    <style:style style:name="T323" style:parent-style-name="DefaultParagraphFont" style:family="text">
      <style:text-properties style:font-name="Times New Roman" fo:font-size="12pt" style:font-size-asian="12pt" style:font-size-complex="12pt" fo:language="en" fo:country="US"/>
    </style:style>
    <style:style style:name="T324" style:parent-style-name="DefaultParagraphFont" style:family="text">
      <style:text-properties style:font-name="Times New Roman" fo:font-size="12pt" style:font-size-asian="12pt" style:font-size-complex="12pt" fo:language="en" fo:country="US"/>
    </style:style>
    <style:style style:name="P3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6" style:parent-style-name="Standard" style:family="paragraph">
      <style:paragraph-properties fo:text-align="start" fo:text-indent="0in"/>
      <style:text-properties style:font-name="Times New Roman" fo:font-size="12pt" style:font-size-asian="12pt" style:font-size-complex="12pt" fo:language="da" fo:country="DK"/>
    </style:style>
    <style:style style:name="P3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8" style:parent-style-name="Standard" style:family="paragraph">
      <style:paragraph-properties fo:text-align="start" fo:text-indent="0in"/>
    </style:style>
    <style:style style:name="T329" style:parent-style-name="DefaultParagraphFont" style:family="text">
      <style:text-properties style:font-name="Times New Roman" fo:font-size="12pt" style:font-size-asian="12pt" style:font-size-complex="12pt" fo:language="en" fo:country="US"/>
    </style:style>
    <style:style style:name="T330" style:parent-style-name="DefaultParagraphFont" style:family="text">
      <style:text-properties style:font-name="Times New Roman" fo:font-size="12pt" style:font-size-asian="12pt" style:font-size-complex="12pt" fo:language="en" fo:country="US"/>
    </style:style>
    <style:style style:name="T331" style:parent-style-name="DefaultParagraphFont" style:family="text">
      <style:text-properties style:font-name="Times New Roman"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DefaultParagraphFont" style:family="text">
      <style:text-properties style:font-name="Times New Roman" fo:font-size="12pt" style:font-size-asian="12pt" style:font-size-complex="12pt" fo:language="en" fo:country="US"/>
    </style:style>
    <style:style style:name="T334" style:parent-style-name="DefaultParagraphFont" style:family="text">
      <style:text-properties style:font-name="Times New Roman" fo:font-size="12pt" style:font-size-asian="12pt" style:font-size-complex="12pt" fo:language="en" fo:country="US"/>
    </style:style>
    <style:style style:name="P3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36" style:parent-style-name="Standard" style:family="paragraph">
      <style:paragraph-properties fo:text-align="start" fo:text-indent="0in"/>
    </style:style>
    <style:style style:name="T337" style:parent-style-name="DefaultParagraphFont" style:family="text">
      <style:text-properties style:font-name="Times New Roman" fo:font-size="12pt" style:font-size-asian="12pt" style:font-size-complex="12pt" fo:language="en" fo:country="US"/>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ize="12pt" style:font-size-asian="12pt" style:font-size-complex="12pt" fo:language="en" fo:country="US"/>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T342" style:parent-style-name="DefaultParagraphFont" style:family="text">
      <style:text-properties style:font-name="Times New Roman" fo:font-size="12pt" style:font-size-asian="12pt" style:font-size-complex="12pt" fo:language="en" fo:country="US"/>
    </style:style>
    <style:style style:name="T343" style:parent-style-name="DefaultParagraphFont" style:family="text">
      <style:text-properties style:font-name="Times New Roman" fo:font-size="12pt" style:font-size-asian="12pt" style:font-size-complex="12pt" fo:language="en" fo:country="US"/>
    </style:style>
    <style:style style:name="P344" style:parent-style-name="Standard" style:family="paragraph">
      <style:paragraph-properties fo:text-align="start" fo:text-indent="0in"/>
    </style:style>
    <style:style style:name="T345" style:parent-style-name="DefaultParagraphFont" style:family="text">
      <style:text-properties style:font-name="Times New Roman" fo:font-size="12pt" style:font-size-asian="12pt" style:font-size-complex="12pt" fo:language="en" fo:country="US"/>
    </style:style>
    <style:style style:name="T346" style:parent-style-name="DefaultParagraphFont" style:family="text">
      <style:text-properties style:font-name="Times New Roman" fo:font-size="12pt" style:font-size-asian="12pt" style:font-size-complex="12pt" fo:language="en" fo:country="US"/>
    </style:style>
    <style:style style:name="T347" style:parent-style-name="DefaultParagraphFont" style:family="text">
      <style:text-properties style:font-name="Times New Roman" fo:font-size="12pt" style:font-size-asian="12pt" style:font-size-complex="12pt" fo:language="en" fo:country="US"/>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T350" style:parent-style-name="Hyperlink" style:family="text">
      <style:text-properties fo:font-weight="bold" style:font-weight-asian="bold" style:font-weight-complex="bold" fo:language="en" fo:country="US"/>
    </style:style>
    <style:style style:name="T351" style:parent-style-name="DefaultParagraphFont" style:family="text">
      <style:text-properties style:font-name="Times New Roman" fo:font-size="12pt" style:font-size-asian="12pt" style:font-size-complex="12pt" fo:language="en" fo:country="US"/>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Hyperlink" style:family="text">
      <style:text-properties style:font-name="Times New Roman"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T355" style:parent-style-name="Hyperlink" style:family="text">
      <style:text-properties style:font-name="Times New Roman" fo:font-size="12pt" style:font-size-asian="12pt" style:font-size-complex="12pt" fo:language="en" fo:country="US"/>
    </style:style>
    <style:style style:name="T356" style:parent-style-name="DefaultParagraphFont" style:family="text">
      <style:text-properties style:font-name="Times New Roman" fo:font-size="12pt" style:font-size-asian="12pt" style:font-size-complex="12pt" fo:language="en" fo:country="US"/>
    </style:style>
    <style:style style:name="T357" style:parent-style-name="DefaultParagraphFont" style:family="text">
      <style:text-properties style:font-name="Times New Roman" fo:font-size="12pt" style:font-size-asian="12pt" style:font-size-complex="12pt" fo:language="en" fo:country="US"/>
    </style:style>
    <style:style style:name="T358" style:parent-style-name="DefaultParagraphFont" style:family="text">
      <style:text-properties style:font-name="Times New Roman" fo:font-size="12pt" style:font-size-asian="12pt" style:font-size-complex="12pt" fo:language="en" fo:country="US"/>
    </style:style>
    <style:style style:name="P359" style:parent-style-name="Standard" style:family="paragraph">
      <style:paragraph-properties fo:text-align="start" fo:text-indent="0in"/>
      <style:text-properties fo:language="en" fo:country="US"/>
    </style:style>
    <style:style style:name="P360" style:parent-style-name="Standard" style:family="paragraph">
      <style:paragraph-properties fo:text-align="start" fo:text-indent="0in"/>
    </style:style>
    <style:style style:name="T361" style:parent-style-name="DefaultParagraphFont" style:family="text">
      <style:text-properties style:font-name="Times New Roman" fo:font-size="12pt" style:font-size-asian="12pt" style:font-size-complex="12pt"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T365" style:parent-style-name="Hyperlink" style:family="text">
      <style:text-properties fo:font-weight="bold" style:font-weight-asian="bold" style:font-weight-complex="bold" fo:language="da" fo:country="DK"/>
    </style:style>
    <style:style style:name="T366" style:parent-style-name="DefaultParagraphFont" style:family="text">
      <style:text-properties style:font-name="Times New Roman" fo:font-size="12pt" style:font-size-asian="12pt" style:font-size-complex="12pt" fo:language="en" fo:country="US"/>
    </style:style>
    <style:style style:name="P367" style:parent-style-name="Standard" style:family="paragraph">
      <style:paragraph-properties fo:text-align="start" fo:text-indent="0in"/>
    </style:style>
    <style:style style:name="T368" style:parent-style-name="DefaultParagraphFont" style:family="text">
      <style:text-properties style:font-name="Times New Roman" fo:font-size="12pt" style:font-size-asian="12pt" style:font-size-complex="12pt" fo:language="en" fo:country="US"/>
    </style:style>
    <style:style style:name="T369" style:parent-style-name="DefaultParagraphFont" style:family="text">
      <style:text-properties style:font-name="Times New Roman" fo:font-size="12pt" style:font-size-asian="12pt" style:font-size-complex="12pt" fo:language="en" fo:country="US"/>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T374" style:parent-style-name="DefaultParagraphFont" style:family="text">
      <style:text-properties style:font-name="Times New Roman" fo:font-size="12pt" style:font-size-asian="12pt" style:font-size-complex="12pt" fo:language="en" fo:country="US"/>
    </style:style>
    <style:style style:name="T375" style:parent-style-name="DefaultParagraphFont" style:family="text">
      <style:text-properties style:font-name="Times New Roman" fo:font-size="12pt" style:font-size-asian="12pt" style:font-size-complex="12pt" fo:language="en" fo:country="US"/>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T380" style:parent-style-name="DefaultParagraphFont" style:family="text">
      <style:text-properties style:font-name="Times New Roman" fo:font-size="12pt" style:font-size-asian="12pt" style:font-size-complex="12pt" fo:language="en" fo:country="US"/>
    </style:style>
    <style:style style:name="P381" style:parent-style-name="Standard" style:family="paragraph">
      <style:paragraph-properties fo:text-align="start" fo:text-indent="0in"/>
    </style:style>
    <style:style style:name="T382" style:parent-style-name="DefaultParagraphFont" style:family="text">
      <style:text-properties style:font-name="Times New Roman"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language="en" fo:country="US"/>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T395" style:parent-style-name="DefaultParagraphFont" style:family="text">
      <style:text-properties style:font-name="Times New Roman" fo:font-size="12pt" style:font-size-asian="12pt" style:font-size-complex="12pt" fo:language="en" fo:country="US"/>
    </style:style>
    <style:style style:name="P3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8" style:parent-style-name="Standard" style:family="paragraph">
      <style:paragraph-properties fo:text-align="start" fo:text-indent="0in"/>
    </style:style>
    <style:style style:name="T399" style:parent-style-name="DefaultParagraphFont" style:family="text">
      <style:text-properties style:font-name="Times New Roman" fo:font-size="12pt" style:font-size-asian="12pt" style:font-size-complex="12pt" fo:language="en" fo:country="US"/>
    </style:style>
    <style:style style:name="T400" style:parent-style-name="DefaultParagraphFont" style:family="text">
      <style:text-properties style:font-name="Times New Roman" fo:font-size="12pt" style:font-size-asian="12pt" style:font-size-complex="12pt" fo:background-color="#FFFF00" fo:language="en" fo:country="US"/>
    </style:style>
    <style:style style:name="T401" style:parent-style-name="DefaultParagraphFont" style:family="text">
      <style:text-properties style:font-name="Times New Roman" fo:font-size="12pt" style:font-size-asian="12pt" style:font-size-complex="12pt" fo:language="en" fo:country="US"/>
    </style:style>
    <style:style style:name="T402" style:parent-style-name="DefaultParagraphFont" style:family="text">
      <style:text-properties style:font-name="Times New Roman" fo:font-size="12pt" style:font-size-asian="12pt" style:font-size-complex="12pt" fo:background-color="#00FFFF" fo:language="en" fo:country="US"/>
    </style:style>
    <style:style style:name="T403" style:parent-style-name="DefaultParagraphFont" style:family="text">
      <style:text-properties style:font-name="Times New Roman" fo:font-size="12pt" style:font-size-asian="12pt" style:font-size-complex="12pt" fo:language="en" fo:country="US"/>
    </style:style>
    <style:style style:name="T404" style:parent-style-name="DefaultParagraphFont" style:family="text">
      <style:text-properties style:font-name="Times New Roman" fo:font-size="12pt" style:font-size-asian="12pt" style:font-size-complex="12pt" fo:background-color="#00FF00" fo:language="en" fo:country="US"/>
    </style:style>
    <style:style style:name="T405" style:parent-style-name="DefaultParagraphFont" style:family="text">
      <style:text-properties style:font-name="Times New Roman" fo:font-size="12pt" style:font-size-asian="12pt" style:font-size-complex="12pt" fo:language="en" fo:country="US"/>
    </style:style>
    <style:style style:name="T406" style:parent-style-name="DefaultParagraphFont" style:family="text">
      <style:text-properties style:font-name="Times New Roman" fo:font-size="12pt" style:font-size-asian="12pt" style:font-size-complex="12pt" fo:background-color="#FF00FF" fo:language="en" fo:country="US"/>
    </style:style>
    <style:style style:name="T407" style:parent-style-name="DefaultParagraphFont" style:family="text">
      <style:text-properties style:font-name="Times New Roman" fo:font-size="12pt" style:font-size-asian="12pt" style:font-size-complex="12pt" fo:language="en" fo:country="US"/>
    </style:style>
    <style:style style:name="T408" style:parent-style-name="DefaultParagraphFont" style:family="text">
      <style:text-properties style:font-name="Times New Roman" fo:font-size="12pt" style:font-size-asian="12pt" style:font-size-complex="12pt" fo:language="en" fo:country="US"/>
    </style:style>
    <style:style style:name="T409" style:parent-style-name="DefaultParagraphFont" style:family="text">
      <style:text-properties style:font-name="Times New Roman" fo:font-size="12pt" style:font-size-asian="12pt" style:font-size-complex="12pt" fo:language="en" fo:country="US"/>
    </style:style>
    <style:style style:name="T410" style:parent-style-name="DefaultParagraphFont" style:family="text">
      <style:text-properties style:font-name="Times New Roman" fo:font-size="12pt" style:font-size-asian="12pt" style:font-size-complex="12pt" fo:language="en" fo:country="US"/>
    </style:style>
    <style:style style:name="P411" style:parent-style-name="CommentText" style:family="paragraph">
      <style:paragraph-properties fo:text-align="start" fo:text-indent="0in"/>
    </style:style>
    <style:style style:name="T412" style:parent-style-name="DefaultParagraphFont" style:family="text">
      <style:text-properties style:font-name="Times New Roman" fo:font-size="12pt" style:font-size-asian="12pt" style:font-size-complex="12pt" fo:language="en" fo:country="US"/>
    </style:style>
    <style:style style:name="P413" style:parent-style-name="Standard" style:family="paragraph">
      <style:paragraph-properties fo:text-align="start" fo:text-indent="0in"/>
    </style:style>
    <style:style style:name="T414" style:parent-style-name="DefaultParagraphFont" style:family="text">
      <style:text-properties style:font-name="Times New Roman" fo:font-size="12pt" style:font-size-asian="12pt" style:font-size-complex="12pt" fo:language="en" fo:country="US"/>
    </style:style>
    <style:style style:name="T415" style:parent-style-name="DefaultParagraphFont" style:family="text">
      <style:text-properties style:font-name="Times New Roman" fo:font-size="12pt" style:font-size-asian="12pt" style:font-size-complex="12pt" fo:background-color="#FFFF00" fo:language="en" fo:country="US"/>
    </style:style>
    <style:style style:name="T416" style:parent-style-name="DefaultParagraphFont" style:family="text">
      <style:text-properties style:font-name="Times New Roman" fo:font-size="12pt" style:font-size-asian="12pt" style:font-size-complex="12pt" fo:language="en" fo:country="US"/>
    </style:style>
    <style:style style:name="T417" style:parent-style-name="DefaultParagraphFont" style:family="text">
      <style:text-properties style:font-name="Times New Roman" fo:font-size="12pt" style:font-size-asian="12pt" style:font-size-complex="12pt" fo:background-color="#00FFFF" fo:language="en" fo:country="US"/>
    </style:style>
    <style:style style:name="T418" style:parent-style-name="DefaultParagraphFont" style:family="text">
      <style:text-properties style:font-name="Times New Roman" fo:font-size="12pt" style:font-size-asian="12pt" style:font-size-complex="12pt" fo:language="en" fo:country="US"/>
    </style:style>
    <style:style style:name="T419" style:parent-style-name="DefaultParagraphFont" style:family="text">
      <style:text-properties style:font-name="Times New Roman" fo:font-size="12pt" style:font-size-asian="12pt" style:font-size-complex="12pt" fo:background-color="#00FF00" fo:language="en" fo:country="US"/>
    </style:style>
    <style:style style:name="T420" style:parent-style-name="DefaultParagraphFont" style:family="text">
      <style:text-properties style:font-name="Times New Roman" fo:font-size="12pt" style:font-size-asian="12pt" style:font-size-complex="12pt" fo:language="en" fo:country="US"/>
    </style:style>
    <style:style style:name="T421" style:parent-style-name="DefaultParagraphFont" style:family="text">
      <style:text-properties style:font-name="Times New Roman" fo:font-size="12pt" style:font-size-asian="12pt" style:font-size-complex="12pt" fo:background-color="#FF00FF" fo:language="en" fo:country="US"/>
    </style:style>
    <style:style style:name="T422" style:parent-style-name="DefaultParagraphFont" style:family="text">
      <style:text-properties style:font-name="Times New Roman" fo:font-size="12pt" style:font-size-asian="12pt" style:font-size-complex="12pt" fo:language="en" fo:country="US"/>
    </style:style>
    <style:style style:name="P4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4" style:parent-style-name="Standard" style:family="paragraph">
      <style:paragraph-properties fo:text-align="start" fo:text-indent="0in"/>
      <style:text-properties fo:font-weight="bold" style:font-weight-asian="bold" style:font-weight-complex="bold" fo:language="en" fo:country="US"/>
    </style:style>
    <style:style style:name="P425" style:parent-style-name="Standard" style:family="paragraph">
      <style:paragraph-properties fo:text-align="start" fo:text-indent="0in"/>
    </style:style>
    <style:style style:name="T426" style:parent-style-name="DefaultParagraphFont" style:family="text">
      <style:text-properties style:font-name="Times New Roman" fo:font-size="12pt" style:font-size-asian="12pt" style:font-size-complex="12pt" fo:language="en" fo:country="US"/>
    </style:style>
    <style:style style:name="T427" style:parent-style-name="DefaultParagraphFont" style:family="text">
      <style:text-properties style:font-name="Times New Roman" fo:font-size="12pt" style:font-size-asian="12pt" style:font-size-complex="12pt" fo:background-color="#FFFF00" fo:language="en" fo:country="US"/>
    </style:style>
    <style:style style:name="T428" style:parent-style-name="DefaultParagraphFont" style:family="text">
      <style:text-properties style:font-name="Times New Roman" fo:font-size="12pt" style:font-size-asian="12pt" style:font-size-complex="12pt" fo:language="en" fo:country="US"/>
    </style:style>
    <style:style style:name="T429" style:parent-style-name="DefaultParagraphFont" style:family="text">
      <style:text-properties style:font-name="Times New Roman" fo:font-size="12pt" style:font-size-asian="12pt" style:font-size-complex="12pt" fo:background-color="#00FFFF" fo:language="en" fo:country="US"/>
    </style:style>
    <style:style style:name="T430" style:parent-style-name="DefaultParagraphFont" style:family="text">
      <style:text-properties style:font-name="Times New Roman" fo:font-size="12pt" style:font-size-asian="12pt" style:font-size-complex="12pt" fo:language="en" fo:country="US"/>
    </style:style>
    <style:style style:name="T431" style:parent-style-name="DefaultParagraphFont" style:family="text">
      <style:text-properties style:font-name="Times New Roman" fo:font-size="12pt" style:font-size-asian="12pt" style:font-size-complex="12pt" fo:background-color="#00FF00" fo:language="en" fo:country="US"/>
    </style:style>
    <style:style style:name="T432" style:parent-style-name="DefaultParagraphFont" style:family="text">
      <style:text-properties style:font-name="Times New Roman" fo:font-size="12pt" style:font-size-asian="12pt" style:font-size-complex="12pt" fo:language="en" fo:country="US"/>
    </style:style>
    <style:style style:name="T433" style:parent-style-name="DefaultParagraphFont" style:family="text">
      <style:text-properties style:font-name="Times New Roman" fo:font-size="12pt" style:font-size-asian="12pt" style:font-size-complex="12pt" fo:background-color="#FF00FF" fo:language="en" fo:country="US"/>
    </style:style>
    <style:style style:name="T434" style:parent-style-name="DefaultParagraphFont" style:family="text">
      <style:text-properties style:font-name="Times New Roman" fo:font-size="12pt" style:font-size-asian="12pt" style:font-size-complex="12pt" fo:language="en" fo:country="US"/>
    </style:style>
    <style:style style:name="P435" style:parent-style-name="Standard" style:family="paragraph">
      <style:paragraph-properties fo:text-align="start" fo:text-indent="0in"/>
    </style:style>
    <style:style style:name="T436" style:parent-style-name="DefaultParagraphFont" style:family="text">
      <style:text-properties style:font-name="Times New Roman" fo:font-size="12pt" style:font-size-asian="12pt" style:font-size-complex="12pt" fo:language="en" fo:country="US"/>
    </style:style>
    <style:style style:name="T437" style:parent-style-name="DefaultParagraphFont" style:family="text">
      <style:text-properties style:font-name="Times New Roman" fo:font-size="12pt" style:font-size-asian="12pt" style:font-size-complex="12pt" fo:language="en" fo:country="US"/>
    </style:style>
    <style:style style:name="T438" style:parent-style-name="DefaultParagraphFont" style:family="text">
      <style:text-properties style:font-name="Times New Roman" fo:font-size="12pt" style:font-size-asian="12pt" style:font-size-complex="12pt" fo:language="en" fo:country="US"/>
    </style:style>
    <style:style style:name="P439" style:parent-style-name="CommentText" style:family="paragraph">
      <style:paragraph-properties fo:text-align="start" fo:text-indent="0in"/>
    </style:style>
    <style:style style:name="T440" style:parent-style-name="DefaultParagraphFont" style:family="text">
      <style:text-properties style:font-name="Times New Roman" fo:font-size="12pt" style:font-size-asian="12pt" style:font-size-complex="12pt" fo:language="en" fo:country="US"/>
    </style:style>
    <style:style style:name="T441" style:parent-style-name="DefaultParagraphFont" style:family="text">
      <style:text-properties style:font-name="Times New Roman" fo:font-size="12pt" style:font-size-asian="12pt" style:font-size-complex="12pt" fo:language="en" fo:country="US"/>
    </style:style>
    <style:style style:name="T442" style:parent-style-name="DefaultParagraphFont" style:family="text">
      <style:text-properties style:font-name="Times New Roman" fo:font-size="12pt" style:font-size-asian="12pt" style:font-size-complex="12pt" fo:background-color="#FFFF00" fo:language="en" fo:country="US"/>
    </style:style>
    <style:style style:name="T443" style:parent-style-name="DefaultParagraphFont" style:family="text">
      <style:text-properties style:font-name="Times New Roman" fo:font-size="12pt" style:font-size-asian="12pt" style:font-size-complex="12pt" fo:language="en" fo:country="US"/>
    </style:style>
    <style:style style:name="T444" style:parent-style-name="DefaultParagraphFont" style:family="text">
      <style:text-properties style:font-name="Times New Roman" fo:font-size="12pt" style:font-size-asian="12pt" style:font-size-complex="12pt" fo:language="en" fo:country="US"/>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T448" style:parent-style-name="DefaultParagraphFont" style:family="text">
      <style:text-properties style:font-name="Times New Roman" fo:font-size="12pt" style:font-size-asian="12pt" style:font-size-complex="12pt" fo:language="en" fo:country="US"/>
    </style:style>
    <style:style style:name="T449" style:parent-style-name="DefaultParagraphFont" style:family="text">
      <style:text-properties style:font-name="Times New Roman" fo:font-size="12pt" style:font-size-asian="12pt" style:font-size-complex="12pt" fo:background-color="#FFFF00" fo:language="en" fo:country="US"/>
    </style:style>
    <style:style style:name="T450" style:parent-style-name="DefaultParagraphFont" style:family="text">
      <style:text-properties style:font-name="Times New Roman" fo:font-size="12pt" style:font-size-asian="12pt" style:font-size-complex="12pt" fo:language="en" fo:country="US"/>
    </style:style>
    <style:style style:name="T451" style:parent-style-name="DefaultParagraphFont" style:family="text">
      <style:text-properties style:font-name="Times New Roman" fo:font-size="12pt" style:font-size-asian="12pt" style:font-size-complex="12pt" fo:background-color="#00FF00" fo:language="en" fo:country="US"/>
    </style:style>
    <style:style style:name="T452" style:parent-style-name="DefaultParagraphFont" style:family="text">
      <style:text-properties style:font-name="Times New Roman" fo:font-size="12pt" style:font-size-asian="12pt" style:font-size-complex="12pt" fo:language="en" fo:country="US"/>
    </style:style>
    <style:style style:name="T453" style:parent-style-name="DefaultParagraphFont" style:family="text">
      <style:text-properties style:font-name="Times New Roman" fo:font-size="12pt" style:font-size-asian="12pt" style:font-size-complex="12pt" fo:language="en" fo:country="US"/>
    </style:style>
    <style:style style:name="T454" style:parent-style-name="DefaultParagraphFont" style:family="text">
      <style:text-properties style:font-name="Times New Roman" fo:font-size="12pt" style:font-size-asian="12pt" style:font-size-complex="12pt" fo:language="en" fo:country="US"/>
    </style:style>
    <style:style style:name="T455" style:parent-style-name="DefaultParagraphFont" style:family="text">
      <style:text-properties fo:language="en" fo:country="US"/>
    </style:style>
    <style:style style:name="T456" style:parent-style-name="DefaultParagraphFont" style:family="text">
      <style:text-properties style:font-name="Times New Roman" fo:font-size="12pt" style:font-size-asian="12pt" style:font-size-complex="12pt" fo:language="en" fo:country="US"/>
    </style:style>
    <style:style style:name="T457" style:parent-style-name="DefaultParagraphFont" style:family="text">
      <style:text-properties style:font-name="Times New Roman" fo:font-size="12pt" style:font-size-asian="12pt" style:font-size-complex="12pt" fo:background-color="#FFFF00" fo:language="en" fo:country="US"/>
    </style:style>
    <style:style style:name="T458" style:parent-style-name="DefaultParagraphFont" style:family="text">
      <style:text-properties style:font-name="Times New Roman" fo:font-size="12pt" style:font-size-asian="12pt" style:font-size-complex="12pt" fo:language="en" fo:country="US"/>
    </style:style>
    <style:style style:name="T459" style:parent-style-name="DefaultParagraphFont" style:family="text">
      <style:text-properties style:font-name="Times New Roman" fo:font-size="12pt" style:font-size-asian="12pt" style:font-size-complex="12pt" fo:language="en" fo:country="US"/>
    </style:style>
    <style:style style:name="T460" style:parent-style-name="DefaultParagraphFont" style:family="text">
      <style:text-properties style:font-name="Times New Roman" fo:font-size="12pt" style:font-size-asian="12pt" style:font-size-complex="12pt" fo:language="en" fo:country="US"/>
    </style:style>
    <style:style style:name="P461" style:parent-style-name="Standard" style:family="paragraph">
      <style:paragraph-properties fo:text-align="start" fo:text-indent="0in"/>
    </style:style>
    <style:style style:name="T462" style:parent-style-name="DefaultParagraphFont" style:family="text">
      <style:text-properties style:font-name="Times New Roman" fo:font-size="12pt" style:font-size-asian="12pt" style:font-size-complex="12pt" fo:language="en" fo:country="US"/>
    </style:style>
    <style:style style:name="T463" style:parent-style-name="DefaultParagraphFont" style:family="text">
      <style:text-properties style:font-name="Times New Roman" fo:font-size="12pt" style:font-size-asian="12pt" style:font-size-complex="12pt" fo:background-color="#FF00FF" fo:language="en" fo:country="US"/>
    </style:style>
    <style:style style:name="T464" style:parent-style-name="DefaultParagraphFont" style:family="text">
      <style:text-properties style:font-name="Times New Roman" fo:font-size="12pt" style:font-size-asian="12pt" style:font-size-complex="12pt" fo:language="en" fo:country="US"/>
    </style:style>
    <style:style style:name="T465" style:parent-style-name="DefaultParagraphFont" style:family="text">
      <style:text-properties style:font-name="Times New Roman" fo:font-size="12pt" style:font-size-asian="12pt" style:font-size-complex="12pt" fo:language="en" fo:country="US"/>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T473" style:parent-style-name="DefaultParagraphFont" style:family="text">
      <style:text-properties style:font-name="Times New Roman" fo:font-size="12pt" style:font-size-asian="12pt" style:font-size-complex="12pt" fo:language="en" fo:country="US"/>
    </style:style>
    <style:style style:name="T474" style:parent-style-name="DefaultParagraphFont" style:family="text">
      <style:text-properties style:font-name="Times New Roman" fo:font-size="12pt" style:font-size-asian="12pt" style:font-size-complex="12pt" fo:background-color="#00FF00" fo:language="en" fo:country="US"/>
    </style:style>
    <style:style style:name="T475" style:parent-style-name="DefaultParagraphFont" style:family="text">
      <style:text-properties style:font-name="Times New Roman"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fo:background-color="#FFFF00" fo:language="en" fo:country="US"/>
    </style:style>
    <style:style style:name="T477" style:parent-style-name="DefaultParagraphFont" style:family="text">
      <style:text-properties style:font-name="Times New Roman" fo:font-size="12pt" style:font-size-asian="12pt" style:font-size-complex="12pt" fo:language="en" fo:country="US"/>
    </style:style>
    <style:style style:name="T478" style:parent-style-name="DefaultParagraphFont" style:family="text">
      <style:text-properties style:font-name="Times New Roman" fo:font-size="12pt" style:font-size-asian="12pt" style:font-size-complex="12pt" fo:language="en" fo:country="US"/>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T488" style:parent-style-name="DefaultParagraphFont" style:family="text">
      <style:text-properties style:font-name="Times New Roman" fo:font-size="12pt" style:font-size-asian="12pt" style:font-size-complex="12pt" fo:language="en" fo:country="US"/>
    </style:style>
    <style:style style:name="P48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90" style:parent-style-name="Standard" style:family="paragraph">
      <style:paragraph-properties fo:text-align="start" fo:text-indent="0in"/>
    </style:style>
    <style:style style:name="T491" style:parent-style-name="DefaultParagraphFont" style:family="text">
      <style:text-properties style:font-name="Times New Roman" fo:font-size="12pt" style:font-size-asian="12pt" style:font-size-complex="12pt" fo:language="en" fo:country="US"/>
    </style:style>
    <style:style style:name="T492" style:parent-style-name="DefaultParagraphFont" style:family="text">
      <style:text-properties style:font-name="Times New Roman" fo:font-size="12pt" style:font-size-asian="12pt" style:font-size-complex="12pt" fo:background-color="#00FF00" fo:language="en" fo:country="US"/>
    </style:style>
    <style:style style:name="T493" style:parent-style-name="DefaultParagraphFont" style:family="text">
      <style:text-properties style:font-name="Times New Roman" fo:font-size="12pt" style:font-size-asian="12pt" style:font-size-complex="12pt" fo:language="en" fo:country="US"/>
    </style:style>
    <style:style style:name="T494" style:parent-style-name="DefaultParagraphFont" style:family="text">
      <style:text-properties style:font-name="Times New Roman" fo:font-size="12pt" style:font-size-asian="12pt" style:font-size-complex="12pt" fo:background-color="#00FF00" fo:language="en" fo:country="US"/>
    </style:style>
    <style:style style:name="T495" style:parent-style-name="DefaultParagraphFont" style:family="text">
      <style:text-properties style:font-name="Times New Roman" fo:font-size="12pt" style:font-size-asian="12pt" style:font-size-complex="12pt" fo:language="en" fo:country="US"/>
    </style:style>
    <style:style style:name="T496" style:parent-style-name="DefaultParagraphFont" style:family="text">
      <style:text-properties style:font-name="Times New Roman" fo:font-size="12pt" style:font-size-asian="12pt" style:font-size-complex="12pt" fo:language="en" fo:country="US"/>
    </style:style>
    <style:style style:name="P4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98" style:parent-style-name="Standard" style:family="paragraph">
      <style:paragraph-properties fo:text-align="start" fo:text-indent="0in"/>
    </style:style>
    <style:style style:name="T499" style:parent-style-name="DefaultParagraphFont" style:family="text">
      <style:text-properties style:font-name="Times New Roman" fo:font-size="12pt" style:font-size-asian="12pt" style:font-size-complex="12pt" fo:language="en" fo:country="US"/>
    </style:style>
    <style:style style:name="T500" style:parent-style-name="DefaultParagraphFont" style:family="text">
      <style:text-properties style:font-name="Times New Roman" fo:font-size="12pt" style:font-size-asian="12pt" style:font-size-complex="12pt" fo:background-color="#FFFF00" fo:language="en" fo:country="US"/>
    </style:style>
    <style:style style:name="T501" style:parent-style-name="DefaultParagraphFont" style:family="text">
      <style:text-properties style:font-name="Times New Roman" fo:font-size="12pt" style:font-size-asian="12pt" style:font-size-complex="12pt" fo:language="en" fo:country="US"/>
    </style:style>
    <style:style style:name="T502" style:parent-style-name="DefaultParagraphFont" style:family="text">
      <style:text-properties style:font-name="Times New Roman" fo:font-size="12pt" style:font-size-asian="12pt" style:font-size-complex="12pt" fo:background-color="#FFFF00" fo:language="en" fo:country="US"/>
    </style:style>
    <style:style style:name="T503" style:parent-style-name="DefaultParagraphFont" style:family="text">
      <style:text-properties style:font-name="Times New Roman" fo:font-size="12pt" style:font-size-asian="12pt" style:font-size-complex="12pt" fo:language="en" fo:country="US"/>
    </style:style>
    <style:style style:name="T504" style:parent-style-name="DefaultParagraphFont" style:family="text">
      <style:text-properties style:font-name="Times New Roman" fo:font-size="12pt" style:font-size-asian="12pt" style:font-size-complex="12pt" fo:background-color="#FF00FF" fo:language="en" fo:country="US"/>
    </style:style>
    <style:style style:name="T505" style:parent-style-name="DefaultParagraphFont" style:family="text">
      <style:text-properties style:font-name="Times New Roman" fo:font-size="12pt" style:font-size-asian="12pt" style:font-size-complex="12pt" fo:language="en" fo:country="US"/>
    </style:style>
    <style:style style:name="T506" style:parent-style-name="DefaultParagraphFont" style:family="text">
      <style:text-properties style:font-name="Times New Roman" fo:font-size="12pt" style:font-size-asian="12pt" style:font-size-complex="12pt" fo:background-color="#00FF00" fo:language="en" fo:country="US"/>
    </style:style>
    <style:style style:name="T507" style:parent-style-name="DefaultParagraphFont" style:family="text">
      <style:text-properties style:font-name="Times New Roman" fo:font-size="12pt" style:font-size-asian="12pt" style:font-size-complex="12pt" fo:language="en" fo:country="US"/>
    </style:style>
    <style:style style:name="T508" style:parent-style-name="DefaultParagraphFont" style:family="text">
      <style:text-properties style:font-name="Times New Roman" fo:font-size="12pt" style:font-size-asian="12pt" style:font-size-complex="12pt" fo:background-color="#00FF00" fo:language="en" fo:country="US"/>
    </style:style>
    <style:style style:name="T509" style:parent-style-name="DefaultParagraphFont" style:family="text">
      <style:text-properties style:font-name="Times New Roman" fo:font-size="12pt" style:font-size-asian="12pt" style:font-size-complex="12pt" fo:language="en" fo:country="US"/>
    </style:style>
    <style:style style:name="T510" style:parent-style-name="DefaultParagraphFont" style:family="text">
      <style:text-properties style:font-name="Times New Roman" fo:font-size="12pt" style:font-size-asian="12pt" style:font-size-complex="12pt" fo:background-color="#FFFF00" fo:language="en" fo:country="US"/>
    </style:style>
    <style:style style:name="T511" style:parent-style-name="DefaultParagraphFont" style:family="text">
      <style:text-properties style:font-name="Times New Roman" fo:font-size="12pt" style:font-size-asian="12pt" style:font-size-complex="12pt" fo:language="en" fo:country="US"/>
    </style:style>
    <style:style style:name="T512" style:parent-style-name="DefaultParagraphFont" style:family="text">
      <style:text-properties style:font-name="Times New Roman" fo:font-size="12pt" style:font-size-asian="12pt" style:font-size-complex="12pt" fo:background-color="#00FFFF" fo:language="en" fo:country="US"/>
    </style:style>
    <style:style style:name="T513" style:parent-style-name="DefaultParagraphFont" style:family="text">
      <style:text-properties style:font-name="Times New Roman" fo:font-size="12pt" style:font-size-asian="12pt" style:font-size-complex="12pt" fo:language="en" fo:country="US"/>
    </style:style>
    <style:style style:name="P514" style:parent-style-name="Normal" style:family="paragraph">
      <style:paragraph-properties fo:text-align="start" fo:text-indent="0in"/>
      <style:text-properties fo:font-weight="bold" style:font-weight-asian="bold" style:font-weight-complex="bold" fo:language="en" fo:country="US"/>
    </style:style>
    <style:style style:name="P515"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a" fo:country="DK"/>
    </style:style>
    <style:style style:name="P516" style:parent-style-name="Standard" style:family="paragraph">
      <style:paragraph-properties fo:text-align="start" fo:text-indent="0in"/>
    </style:style>
    <style:style style:name="T517" style:parent-style-name="DefaultParagraphFont" style:family="text">
      <style:text-properties style:font-name="Times New Roman" fo:font-size="12pt" style:font-size-asian="12pt" style:font-size-complex="12pt" fo:language="en" fo:country="US"/>
    </style:style>
    <style:style style:name="T518" style:parent-style-name="DefaultParagraphFont" style:family="text">
      <style:text-properties style:font-name="Times New Roman" fo:font-size="12pt" style:font-size-asian="12pt" style:font-size-complex="12pt" fo:language="en" fo:country="US"/>
    </style:style>
    <style:style style:name="T519" style:parent-style-name="DefaultParagraphFont" style:family="text">
      <style:text-properties style:font-name="Times New Roman" fo:font-size="12pt" style:font-size-asian="12pt" style:font-size-complex="12pt" fo:language="en" fo:country="US"/>
    </style:style>
    <style:style style:name="T520" style:parent-style-name="DefaultParagraphFont" style:family="text">
      <style:text-properties style:font-name="Times New Roman" fo:font-size="12pt" style:font-size-asian="12pt" style:font-size-complex="12pt" fo:background-color="#00FF00" fo:language="en" fo:country="US"/>
    </style:style>
    <style:style style:name="T521" style:parent-style-name="DefaultParagraphFont" style:family="text">
      <style:text-properties style:font-name="Times New Roman" fo:font-size="12pt" style:font-size-asian="12pt" style:font-size-complex="12pt" fo:language="en" fo:country="US"/>
    </style:style>
    <style:style style:name="T522" style:parent-style-name="DefaultParagraphFont" style:family="text">
      <style:text-properties style:font-name="Times New Roman" fo:font-size="12pt" style:font-size-asian="12pt" style:font-size-complex="12pt" fo:background-color="#FFFF00" fo:language="en" fo:country="US"/>
    </style:style>
    <style:style style:name="T523" style:parent-style-name="DefaultParagraphFont" style:family="text">
      <style:text-properties style:font-name="Times New Roman" fo:font-size="12pt" style:font-size-asian="12pt" style:font-size-complex="12pt" fo:language="en" fo:country="US"/>
    </style:style>
    <style:style style:name="T524" style:parent-style-name="DefaultParagraphFont" style:family="text">
      <style:text-properties style:font-name="Times New Roman" fo:font-size="12pt" style:font-size-asian="12pt" style:font-size-complex="12pt" fo:background-color="#00FFFF" fo:language="en" fo:country="US"/>
    </style:style>
    <style:style style:name="T525" style:parent-style-name="DefaultParagraphFont" style:family="text">
      <style:text-properties style:font-name="Times New Roman" fo:font-size="12pt" style:font-size-asian="12pt" style:font-size-complex="12pt" fo:language="en" fo:country="US"/>
    </style:style>
    <style:style style:name="T526" style:parent-style-name="DefaultParagraphFont" style:family="text">
      <style:text-properties style:font-name="Times New Roman" fo:font-size="12pt" style:font-size-asian="12pt" style:font-size-complex="12pt" fo:language="en" fo:country="US"/>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T540" style:parent-style-name="DefaultParagraphFont" style:family="text">
      <style:text-properties style:font-name="Times New Roman" fo:font-size="12pt" style:font-size-asian="12pt" style:font-size-complex="12pt" fo:language="en" fo:country="US"/>
    </style:style>
    <style:style style:name="T541" style:parent-style-name="DefaultParagraphFont" style:family="text">
      <style:text-properties style:font-name="Times New Roman" fo:font-size="12pt" style:font-size-asian="12pt" style:font-size-complex="12pt" fo:background-color="#00FF00" fo:language="en" fo:country="US"/>
    </style:style>
    <style:style style:name="T542" style:parent-style-name="DefaultParagraphFont" style:family="text">
      <style:text-properties style:font-name="Times New Roman" fo:font-size="12pt" style:font-size-asian="12pt" style:font-size-complex="12pt" fo:language="en" fo:country="US"/>
    </style:style>
    <style:style style:name="T543" style:parent-style-name="DefaultParagraphFont" style:family="text">
      <style:text-properties style:font-name="Times New Roman" fo:font-size="12pt" style:font-size-asian="12pt" style:font-size-complex="12pt" fo:background-color="#00FF00" fo:language="en" fo:country="US"/>
    </style:style>
    <style:style style:name="T544" style:parent-style-name="DefaultParagraphFont" style:family="text">
      <style:text-properties style:font-name="Times New Roman" fo:font-size="12pt" style:font-size-asian="12pt" style:font-size-complex="12pt" fo:language="en" fo:country="US"/>
    </style:style>
    <style:style style:name="T545" style:parent-style-name="DefaultParagraphFont" style:family="text">
      <style:text-properties style:font-name="Times New Roman" fo:font-size="12pt" style:font-size-asian="12pt" style:font-size-complex="12pt" fo:background-color="#FFFF00" fo:language="en" fo:country="US"/>
    </style:style>
    <style:style style:name="T546" style:parent-style-name="DefaultParagraphFont" style:family="text">
      <style:text-properties style:font-name="Times New Roman" fo:font-size="12pt" style:font-size-asian="12pt" style:font-size-complex="12pt" fo:language="en" fo:country="US"/>
    </style:style>
    <style:style style:name="T547" style:parent-style-name="DefaultParagraphFont" style:family="text">
      <style:text-properties style:font-name="Times New Roman" fo:font-size="12pt" style:font-size-asian="12pt" style:font-size-complex="12pt" fo:language="en" fo:country="US"/>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T555" style:parent-style-name="DefaultParagraphFont" style:family="text">
      <style:text-properties style:font-name="Times New Roman" fo:font-size="12pt" style:font-size-asian="12pt" style:font-size-complex="12pt" fo:language="en" fo:country="US"/>
    </style:style>
    <style:style style:name="P5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7" style:parent-style-name="Standard" style:family="paragraph">
      <style:paragraph-properties fo:text-align="start" fo:text-indent="0in"/>
    </style:style>
    <style:style style:name="T55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560" style:parent-style-name="DefaultParagraphFont" style:family="text">
      <style:text-properties style:font-name="Times New Roman" fo:font-size="12pt" style:font-size-asian="12pt" style:font-size-complex="12pt" fo:language="en" fo:country="US"/>
    </style:style>
    <style:style style:name="T561" style:parent-style-name="DefaultParagraphFont" style:family="text">
      <style:text-properties style:font-name="Times New Roman" fo:font-size="12pt" style:font-size-asian="12pt" style:font-size-complex="12pt" fo:language="en" fo:country="US"/>
    </style:style>
    <style:style style:name="P562" style:parent-style-name="CommentText" style:family="paragraph">
      <style:paragraph-properties fo:text-align="start" fo:text-indent="0in"/>
    </style:style>
    <style:style style:name="T563" style:parent-style-name="DefaultParagraphFont" style:family="text">
      <style:text-properties style:font-name="Times New Roman" fo:font-size="12pt" style:font-size-asian="12pt" style:font-size-complex="12pt" fo:language="en" fo:country="US"/>
    </style:style>
    <style:style style:name="P564" style:parent-style-name="Standard" style:family="paragraph">
      <style:paragraph-properties fo:text-align="start" fo:text-indent="0in"/>
    </style:style>
    <style:style style:name="T56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6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6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T570" style:parent-style-name="Hyperlink" style:family="text">
      <style:text-properties fo:font-weight="bold" style:font-weight-asian="bold" style:font-weight-complex="bold" fo:language="da" fo:country="DK"/>
    </style:style>
    <style:style style:name="T57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7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7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7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75" style:parent-style-name="Standard" style:family="paragraph">
      <style:paragraph-properties fo:text-align="start" fo:text-indent="0in"/>
    </style:style>
    <style:style style:name="T57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7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78" style:parent-style-name="CommentText" style:family="paragraph">
      <style:paragraph-properties fo:text-align="start" fo:text-indent="0in"/>
    </style:style>
    <style:style style:name="T57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8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T583" style:parent-style-name="Hyperlink" style:family="text">
      <style:text-properties fo:font-weight="bold" style:font-weight-asian="bold" style:font-weight-complex="bold" fo:language="en" fo:country="US"/>
    </style:style>
    <style:style style:name="T58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8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8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T58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1" style:parent-style-name="Standard" style:family="paragraph">
      <style:paragraph-properties fo:text-align="start" fo:text-indent="0in"/>
    </style:style>
    <style:style style:name="T592" style:parent-style-name="DefaultParagraphFont" style:family="text">
      <style:text-properties style:font-name="Times New Roman" fo:font-size="12pt" style:font-size-asian="12pt" style:font-size-complex="12pt" fo:language="en" fo:country="US"/>
    </style:style>
    <style:style style:name="T593" style:parent-style-name="DefaultParagraphFont" style:family="text">
      <style:text-properties style:font-name="Times New Roman" fo:font-size="12pt" style:font-size-asian="12pt" style:font-size-complex="12pt" fo:language="en" fo:country="US"/>
    </style:style>
    <style:style style:name="T594" style:parent-style-name="DefaultParagraphFont" style:family="text">
      <style:text-properties style:font-name="Times New Roman" fo:font-size="12pt" style:font-size-asian="12pt" style:font-size-complex="12pt" fo:language="en" fo:country="US"/>
    </style:style>
    <style:style style:name="T595" style:parent-style-name="DefaultParagraphFont" style:family="text">
      <style:text-properties style:font-name="Times New Roman" fo:font-size="12pt" style:font-size-asian="12pt" style:font-size-complex="12pt" fo:language="en" fo:country="US"/>
    </style:style>
    <style:style style:name="T596" style:parent-style-name="DefaultParagraphFont" style:family="text">
      <style:text-properties style:font-name="Times New Roman" fo:font-size="12pt" style:font-size-asian="12pt" style:font-size-complex="12pt" fo:language="en" fo:country="US"/>
    </style:style>
    <style:style style:name="T597" style:parent-style-name="DefaultParagraphFont" style:family="text">
      <style:text-properties style:font-name="Times New Roman" fo:font-size="12pt" style:font-size-asian="12pt" style:font-size-complex="12pt" fo:language="en" fo:country="US"/>
    </style:style>
    <style:style style:name="P598" style:parent-style-name="CommentText" style:family="paragraph">
      <style:paragraph-properties fo:text-align="start" fo:text-indent="0in"/>
    </style:style>
    <style:style style:name="T599" style:parent-style-name="DefaultParagraphFont" style:family="text">
      <style:text-properties style:font-name="Times New Roman" fo:font-size="12pt" style:font-size-asian="12pt" style:font-size-complex="12pt" fo:language="en" fo:country="US"/>
    </style:style>
    <style:style style:name="T600" style:parent-style-name="DefaultParagraphFont" style:family="text">
      <style:text-properties style:font-name="Times New Roman" fo:font-size="12pt" style:font-size-asian="12pt" style:font-size-complex="12pt" fo:language="en" fo:country="US"/>
    </style:style>
    <style:style style:name="T601" style:parent-style-name="DefaultParagraphFont" style:family="text">
      <style:text-properties style:font-name="Times New Roman" fo:font-size="12pt" style:font-size-asian="12pt" style:font-size-complex="12pt" fo:language="en" fo:country="US"/>
    </style:style>
    <style:style style:name="P602" style:parent-style-name="Standard" style:family="paragraph">
      <style:paragraph-properties fo:text-align="start" fo:text-indent="0in"/>
    </style:style>
    <style:style style:name="T603" style:parent-style-name="DefaultParagraphFont" style:family="text">
      <style:text-properties style:font-name="Times New Roman" fo:font-size="12pt" style:font-size-asian="12pt" style:font-size-complex="12pt" fo:background-color="#00FF00" fo:language="en" fo:country="US"/>
    </style:style>
    <style:style style:name="T604" style:parent-style-name="DefaultParagraphFont" style:family="text">
      <style:text-properties style:font-name="Times New Roman" fo:font-size="12pt" style:font-size-asian="12pt" style:font-size-complex="12pt" fo:language="en" fo:country="US"/>
    </style:style>
    <style:style style:name="T605" style:parent-style-name="DefaultParagraphFont" style:family="text">
      <style:text-properties style:font-name="Times New Roman" fo:font-size="12pt" style:font-size-asian="12pt" style:font-size-complex="12pt" fo:background-color="#00FFFF" fo:language="en" fo:country="US"/>
    </style:style>
    <style:style style:name="T606" style:parent-style-name="DefaultParagraphFont" style:family="text">
      <style:text-properties style:font-name="Times New Roman" fo:font-size="12pt" style:font-size-asian="12pt" style:font-size-complex="12pt" fo:language="en" fo:country="US"/>
    </style:style>
    <style:style style:name="T607" style:parent-style-name="DefaultParagraphFont" style:family="text">
      <style:text-properties style:font-name="Times New Roman" fo:font-size="12pt" style:font-size-asian="12pt" style:font-size-complex="12pt" fo:language="en" fo:country="US"/>
    </style:style>
    <style:style style:name="T608" style:parent-style-name="DefaultParagraphFont" style:family="text">
      <style:text-properties style:font-name="Times New Roman" fo:font-size="12pt" style:font-size-asian="12pt" style:font-size-complex="12pt" fo:language="en" fo:country="US"/>
    </style:style>
    <style:style style:name="P609" style:parent-style-name="Normal" style:family="paragraph">
      <style:paragraph-properties fo:text-align="start" fo:text-indent="0in"/>
    </style:style>
    <style:style style:name="T610" style:parent-style-name="DefaultParagraphFont" style:family="text">
      <style:text-properties style:font-name="Times New Roman" fo:font-size="12pt" style:font-size-asian="12pt" style:font-size-complex="12pt" fo:language="en" fo:country="US"/>
    </style:style>
    <style:style style:name="T611" style:parent-style-name="DefaultParagraphFont" style:family="text">
      <style:text-properties style:font-name="Times New Roman" fo:font-size="12pt" style:font-size-asian="12pt" style:font-size-complex="12pt" fo:background-color="#00FFFF" fo:language="en" fo:country="US"/>
    </style:style>
    <style:style style:name="T612" style:parent-style-name="DefaultParagraphFont" style:family="text">
      <style:text-properties style:font-name="Times New Roman" fo:font-size="12pt" style:font-size-asian="12pt" style:font-size-complex="12pt" fo:language="en" fo:country="US"/>
    </style:style>
    <style:style style:name="T613" style:parent-style-name="DefaultParagraphFont" style:family="text">
      <style:text-properties style:font-name="Times New Roman" fo:font-size="12pt" style:font-size-asian="12pt" style:font-size-complex="12pt" fo:language="en" fo:country="US"/>
    </style:style>
    <style:style style:name="P614" style:parent-style-name="CommentText" style:family="paragraph">
      <style:paragraph-properties fo:text-align="start" fo:text-indent="0in"/>
    </style:style>
    <style:style style:name="T615" style:parent-style-name="DefaultParagraphFont" style:family="text">
      <style:text-properties style:font-name="Times New Roman" fo:font-size="12pt" style:font-size-asian="12pt" style:font-size-complex="12pt" fo:language="en" fo:country="US"/>
    </style:style>
    <style:style style:name="T616" style:parent-style-name="DefaultParagraphFont" style:family="text">
      <style:text-properties style:font-name="Times New Roman" fo:font-size="12pt" style:font-size-asian="12pt" style:font-size-complex="12pt" fo:background-color="#FFFF00" fo:language="en" fo:country="US"/>
    </style:style>
    <style:style style:name="T617" style:parent-style-name="DefaultParagraphFont" style:family="text">
      <style:text-properties style:font-name="Times New Roman" fo:font-size="12pt" style:font-size-asian="12pt" style:font-size-complex="12pt" fo:language="en" fo:country="US"/>
    </style:style>
    <style:style style:name="T618" style:parent-style-name="DefaultParagraphFont" style:family="text">
      <style:text-properties style:font-name="Times New Roman" fo:font-size="12pt" style:font-size-asian="12pt" style:font-size-complex="12pt" fo:background-color="#00FFFF"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T620" style:parent-style-name="DefaultParagraphFont" style:family="text">
      <style:text-properties style:font-name="Times New Roman" fo:font-size="12pt" style:font-size-asian="12pt" style:font-size-complex="12pt" fo:background-color="#00FF00" fo:language="en" fo:country="US"/>
    </style:style>
    <style:style style:name="T621" style:parent-style-name="DefaultParagraphFont" style:family="text">
      <style:text-properties style:font-name="Times New Roman" fo:font-size="12pt" style:font-size-asian="12pt" style:font-size-complex="12pt" fo:language="en" fo:country="US"/>
    </style:style>
    <style:style style:name="T622" style:parent-style-name="DefaultParagraphFont" style:family="text">
      <style:text-properties style:font-name="Times New Roman" fo:font-size="12pt" style:font-size-asian="12pt" style:font-size-complex="12pt" fo:background-color="#FF00FF" fo:language="en" fo:country="US"/>
    </style:style>
    <style:style style:name="T623" style:parent-style-name="DefaultParagraphFont" style:family="text">
      <style:text-properties style:font-name="Times New Roman" fo:font-size="12pt" style:font-size-asian="12pt" style:font-size-complex="12pt" fo:language="en" fo:country="US"/>
    </style:style>
    <style:style style:name="T624" style:parent-style-name="DefaultParagraphFont" style:family="text">
      <style:text-properties style:font-name="Times New Roman" fo:font-size="12pt" style:font-size-asian="12pt" style:font-size-complex="12pt" fo:language="en" fo:country="US"/>
    </style:style>
    <style:style style:name="P625" style:parent-style-name="CommentText" style:family="paragraph">
      <style:paragraph-properties fo:text-align="start" fo:text-indent="0in"/>
    </style:style>
    <style:style style:name="T626" style:parent-style-name="DefaultParagraphFont" style:family="text">
      <style:text-properties style:font-name="Times New Roman" fo:font-size="12pt" style:font-size-asian="12pt" style:font-size-complex="12pt" fo:language="en" fo:country="US"/>
    </style:style>
    <style:style style:name="T627" style:parent-style-name="DefaultParagraphFont" style:family="text">
      <style:text-properties style:font-name="Times New Roman" fo:font-size="12pt" style:font-size-asian="12pt" style:font-size-complex="12pt" fo:language="en" fo:country="US"/>
    </style:style>
    <style:style style:name="P628" style:parent-style-name="CommentText" style:family="paragraph">
      <style:paragraph-properties fo:text-align="start" fo:text-indent="0in"/>
    </style:style>
    <style:style style:name="T629" style:parent-style-name="DefaultParagraphFont" style:family="text">
      <style:text-properties style:font-name="Times New Roman" fo:font-size="12pt" style:font-size-asian="12pt" style:font-size-complex="12pt" fo:language="en" fo:country="US"/>
    </style:style>
    <style:style style:name="T630" style:parent-style-name="DefaultParagraphFont" style:family="text">
      <style:text-properties style:font-name="Times New Roman" fo:font-size="12pt" style:font-size-asian="12pt" style:font-size-complex="12pt" fo:language="en" fo:country="US"/>
    </style:style>
    <style:style style:name="P631" style:parent-style-name="CommentText" style:family="paragraph">
      <style:paragraph-properties fo:text-align="start" fo:text-indent="0in"/>
    </style:style>
    <style:style style:name="T632" style:parent-style-name="DefaultParagraphFont" style:family="text">
      <style:text-properties style:font-name="Times New Roman" fo:font-size="12pt" style:font-size-asian="12pt" style:font-size-complex="12pt" fo:language="en" fo:country="US"/>
    </style:style>
    <style:style style:name="T633" style:parent-style-name="DefaultParagraphFont" style:family="text">
      <style:text-properties style:font-name="Times New Roman" fo:font-size="12pt" style:font-size-asian="12pt" style:font-size-complex="12pt" fo:language="en" fo:country="US"/>
    </style:style>
    <style:style style:name="T634" style:parent-style-name="DefaultParagraphFont" style:family="text">
      <style:text-properties style:font-name="Times New Roman" fo:font-size="12pt" style:font-size-asian="12pt" style:font-size-complex="12pt" fo:language="en" fo:country="US"/>
    </style:style>
    <style:style style:name="P635" style:parent-style-name="Standard" style:family="paragraph">
      <style:paragraph-properties fo:text-align="start" fo:text-indent="0in"/>
    </style:style>
    <style:style style:name="T636" style:parent-style-name="DefaultParagraphFont" style:family="text">
      <style:text-properties style:font-name="Times New Roman" fo:font-size="12pt" style:font-size-asian="12pt" style:font-size-complex="12pt" fo:language="en" fo:country="US"/>
    </style:style>
    <style:style style:name="P637" style:parent-style-name="CommentText" style:family="paragraph">
      <style:paragraph-properties fo:text-align="start" fo:text-indent="0in"/>
    </style:style>
    <style:style style:name="T638" style:parent-style-name="CommentReference" style:family="text">
      <style:text-properties style:font-name="Times New Roman" fo:font-size="12pt" style:font-size-asian="12pt" style:font-size-complex="12pt"/>
    </style:style>
    <style:style style:name="P639" style:parent-style-name="Standard" style:family="paragraph">
      <style:paragraph-properties fo:text-align="start" fo:text-indent="0in"/>
      <style:text-properties fo:font-weight="bold" style:font-weight-asian="bold" style:font-weight-complex="bold" fo:language="en" fo:country="US"/>
    </style:style>
    <style:style style:name="P640" style:parent-style-name="Standard" style:family="paragraph">
      <style:paragraph-properties fo:text-align="start" fo:text-indent="0in"/>
      <style:text-properties fo:font-weight="bold" style:font-weight-asian="bold" style:font-weight-complex="bold" fo:language="en" fo:country="US"/>
    </style:style>
    <style:style style:name="P641" style:parent-style-name="Standard" style:family="paragraph">
      <style:paragraph-properties fo:text-align="start" fo:text-indent="0in"/>
      <style:text-properties fo:font-weight="bold" style:font-weight-asian="bold" style:font-weight-complex="bold" fo:language="en" fo:country="US"/>
    </style:style>
    <style:style style:name="P642" style:parent-style-name="Standard" style:family="paragraph">
      <style:paragraph-properties fo:text-align="start" fo:text-indent="0in"/>
      <style:text-properties fo:font-weight="bold" style:font-weight-asian="bold" style:font-weight-complex="bold" fo:language="en" fo:country="US"/>
    </style:style>
    <style:style style:name="P643" style:parent-style-name="Standard" style:family="paragraph">
      <style:paragraph-properties fo:text-align="start" fo:text-indent="0in"/>
      <style:text-properties fo:font-weight="bold" style:font-weight-asian="bold" style:font-weight-complex="bold" fo:language="en" fo:country="US"/>
    </style:style>
    <style:style style:name="P644" style:parent-style-name="Standard" style:family="paragraph">
      <style:paragraph-properties fo:text-align="start" fo:text-indent="0in"/>
      <style:text-properties fo:font-weight="bold" style:font-weight-asian="bold" style:font-weight-complex="bold" fo:language="en" fo:country="US"/>
    </style:style>
    <style:style style:name="P645" style:parent-style-name="Standard" style:family="paragraph">
      <style:paragraph-properties fo:text-align="start" fo:text-indent="0in"/>
      <style:text-properties fo:font-weight="bold" style:font-weight-asian="bold" style:font-weight-complex="bold" fo:language="en" fo:country="US"/>
    </style:style>
    <style:style style:name="P646" style:parent-style-name="Standard" style:family="paragraph">
      <style:paragraph-properties fo:text-align="start" fo:text-indent="0in"/>
      <style:text-properties fo:font-weight="bold" style:font-weight-asian="bold" style:font-weight-complex="bold" fo:language="en" fo:country="US"/>
    </style:style>
    <style:style style:name="P647" style:parent-style-name="Standard" style:family="paragraph">
      <style:paragraph-properties fo:text-align="start" fo:text-indent="0in"/>
      <style:text-properties fo:language="en" fo:country="US"/>
    </style:style>
    <style:style style:name="P648" style:parent-style-name="Standard" style:family="paragraph">
      <style:paragraph-properties fo:text-align="start" fo:text-indent="0in"/>
      <style:text-properties fo:font-weight="bold" style:font-weight-asian="bold" style:font-weight-complex="bold" fo:language="en" fo:country="US"/>
    </style:style>
    <style:style style:name="P649" style:parent-style-name="Standard" style:family="paragraph">
      <style:paragraph-properties fo:text-align="start" fo:text-indent="0in"/>
      <style:text-properties fo:language="en" fo:country="US"/>
    </style:style>
    <style:style style:name="P650" style:parent-style-name="Standard" style:family="paragraph">
      <style:paragraph-properties fo:text-align="start" fo:text-indent="0in"/>
      <style:text-properties fo:font-weight="bold" style:font-weight-asian="bold" style:font-weight-complex="bold" fo:language="en" fo:country="US"/>
    </style:style>
    <style:style style:name="P651" style:parent-style-name="Standard" style:family="paragraph">
      <style:paragraph-properties fo:text-align="start" fo:text-indent="0in"/>
      <style:text-properties fo:font-weight="bold" style:font-weight-asian="bold" style:font-weight-complex="bold" fo:language="en" fo:country="US"/>
    </style:style>
    <style:style style:name="P652" style:parent-style-name="Standard" style:family="paragraph">
      <style:paragraph-properties fo:text-align="start" fo:text-indent="0in"/>
      <style:text-properties fo:font-weight="bold" style:font-weight-asian="bold" style:font-weight-complex="bold" fo:language="en" fo:country="US"/>
    </style:style>
    <style:style style:name="P653" style:parent-style-name="Standard" style:family="paragraph">
      <style:paragraph-properties fo:text-align="start" fo:text-indent="0in"/>
      <style:text-properties fo:font-weight="bold" style:font-weight-asian="bold" style:font-weight-complex="bold" fo:language="en" fo:country="US"/>
    </style:style>
    <style:style style:name="P654" style:parent-style-name="Standard" style:family="paragraph">
      <style:paragraph-properties fo:text-align="start" fo:text-indent="0in"/>
      <style:text-properties fo:font-weight="bold" style:font-weight-asian="bold" style:font-weight-complex="bold" fo:language="en" fo:country="US"/>
    </style:style>
    <style:style style:name="P655" style:parent-style-name="Standard" style:family="paragraph">
      <style:paragraph-properties fo:text-align="start" fo:text-indent="0in"/>
      <style:text-properties fo:font-weight="bold" style:font-weight-asian="bold" style:font-weight-complex="bold" fo:language="en" fo:country="US"/>
    </style:style>
    <style:style style:name="P656" style:parent-style-name="Standard" style:family="paragraph">
      <style:paragraph-properties fo:text-align="start" fo:text-indent="0in"/>
      <style:text-properties fo:font-weight="bold" style:font-weight-asian="bold" style:font-weight-complex="bold" fo:language="en" fo:country="US"/>
    </style:style>
    <style:style style:name="P657" style:parent-style-name="Standard" style:family="paragraph">
      <style:paragraph-properties fo:text-align="start" fo:text-indent="0in"/>
      <style:text-properties fo:font-weight="bold" style:font-weight-asian="bold" style:font-weight-complex="bold" fo:language="en" fo:country="US"/>
    </style:style>
    <style:style style:name="P658" style:parent-style-name="Standard" style:family="paragraph">
      <style:paragraph-properties fo:text-align="start" fo:text-indent="0in"/>
      <style:text-properties fo:font-weight="bold" style:font-weight-asian="bold" style:font-weight-complex="bold" fo:language="en" fo:country="US"/>
    </style:style>
    <style:style style:name="P659" style:parent-style-name="Standard" style:family="paragraph">
      <style:paragraph-properties fo:text-align="start" fo:text-indent="0in"/>
      <style:text-properties fo:font-weight="bold" style:font-weight-asian="bold" style:font-weight-complex="bold" fo:language="en" fo:country="US"/>
    </style:style>
    <style:style style:name="P660" style:parent-style-name="Standard" style:family="paragraph">
      <style:paragraph-properties fo:text-align="start" fo:text-indent="0in"/>
      <style:text-properties fo:font-weight="bold" style:font-weight-asian="bold" style:font-weight-complex="bold" fo:language="en" fo:country="US"/>
    </style:style>
    <style:style style:name="P661" style:parent-style-name="Standard" style:family="paragraph">
      <style:paragraph-properties fo:text-align="start" fo:text-indent="0in"/>
      <style:text-properties fo:font-weight="bold" style:font-weight-asian="bold" style:font-weight-complex="bold" fo:language="en" fo:country="US"/>
    </style:style>
    <style:style style:name="P662" style:parent-style-name="Standard" style:family="paragraph">
      <style:paragraph-properties fo:text-align="start" fo:text-indent="0in"/>
      <style:text-properties fo:font-weight="bold" style:font-weight-asian="bold" style:font-weight-complex="bold" fo:language="en" fo:country="US"/>
    </style:style>
    <style:style style:name="P663" style:parent-style-name="Standard" style:family="paragraph">
      <style:paragraph-properties fo:text-align="start" fo:text-indent="0in"/>
      <style:text-properties fo:font-weight="bold" style:font-weight-asian="bold" style:font-weight-complex="bold" fo:language="en" fo:country="US"/>
    </style:style>
    <style:style style:name="P664" style:parent-style-name="Standard" style:family="paragraph">
      <style:paragraph-properties fo:text-align="start" fo:text-indent="0in"/>
      <style:text-properties fo:font-weight="bold" style:font-weight-asian="bold" style:font-weight-complex="bold" fo:language="en" fo:country="US"/>
    </style:style>
    <style:style style:name="P665" style:parent-style-name="Standard" style:family="paragraph">
      <style:paragraph-properties fo:text-align="start" fo:text-indent="0in"/>
      <style:text-properties fo:font-weight="bold" style:font-weight-asian="bold" style:font-weight-complex="bold" fo:language="en" fo:country="US"/>
    </style:style>
    <style:style style:name="P666" style:parent-style-name="Standard" style:family="paragraph">
      <style:paragraph-properties fo:text-align="start" fo:text-indent="0in"/>
      <style:text-properties fo:font-weight="bold" style:font-weight-asian="bold" style:font-weight-complex="bold" fo:language="en" fo:country="US"/>
    </style:style>
    <style:style style:name="P667" style:parent-style-name="Standard" style:family="paragraph">
      <style:paragraph-properties fo:text-align="start" fo:text-indent="0in"/>
      <style:text-properties fo:font-weight="bold" style:font-weight-asian="bold" style:font-weight-complex="bold" fo:language="en" fo:country="US"/>
    </style:style>
    <style:style style:name="P668" style:parent-style-name="Standard" style:family="paragraph">
      <style:paragraph-properties fo:text-align="start" fo:text-indent="0in"/>
      <style:text-properties fo:font-weight="bold" style:font-weight-asian="bold" style:font-weight-complex="bold" fo:language="en" fo:country="US"/>
    </style:style>
    <style:style style:name="P669"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6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3" style:parent-style-name="Standard" style:family="paragraph">
      <style:paragraph-properties fo:text-align="start" fo:text-indent="0.4916in"/>
    </style:style>
    <style:style style:name="T674" style:parent-style-name="Absatz-Standardschriftart" style:family="text">
      <style:text-properties style:font-name="Times New Roman" fo:font-size="12pt" style:font-size-asian="12pt" style:font-size-complex="12pt" fo:language="en" fo:country="US"/>
    </style:style>
    <style:style style:name="P675" style:parent-style-name="Standard" style:family="paragraph">
      <style:paragraph-properties fo:text-align="start" fo:text-indent="0in"/>
      <style:text-properties fo:language="en" fo:country="US"/>
    </style:style>
    <style:style style:name="P676" style:parent-style-name="Standard" style:family="paragraph">
      <style:paragraph-properties fo:text-align="start" fo:text-indent="0in"/>
    </style:style>
    <style:style style:name="T677" style:parent-style-name="Absatz-Standardschriftart" style:family="text">
      <style:text-properties style:font-name="Times New Roman" fo:font-size="12pt" style:font-size-asian="12pt" style:font-size-complex="12pt" fo:language="en" fo:country="US"/>
    </style:style>
    <style:style style:name="P678" style:parent-style-name="Standard" style:family="paragraph">
      <style:paragraph-properties fo:text-align="start" fo:text-indent="0in"/>
      <style:text-properties fo:font-weight="bold" style:font-weight-asian="bold" style:font-weight-complex="bold" fo:language="en" fo:country="US"/>
    </style:style>
    <style:style style:name="P679" style:parent-style-name="Standard" style:family="paragraph">
      <style:paragraph-properties fo:text-align="start" fo:text-indent="0in"/>
    </style:style>
    <style:style style:name="T680"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T683"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684" style:parent-style-name="Standard" style:family="paragraph">
      <style:paragraph-properties fo:text-align="start" fo:text-indent="0in"/>
    </style:style>
    <style:style style:name="T685" style:parent-style-name="DefaultParagraphFont" style:family="text">
      <style:text-properties style:font-name="Times New Roman" fo:font-size="12pt" style:font-size-asian="12pt" style:font-size-complex="12pt" fo:language="en" fo:country="US"/>
    </style:style>
    <style:style style:name="P686" style:parent-style-name="CommentText" style:family="paragraph">
      <style:paragraph-properties fo:text-align="start" fo:text-indent="0in"/>
    </style:style>
    <style:style style:name="P687" style:parent-style-name="Standard" style:family="paragraph">
      <style:paragraph-properties fo:text-align="start" fo:text-indent="0in"/>
      <style:text-properties fo:font-weight="bold" style:font-weight-asian="bold" style:font-weight-complex="bold"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gnition is the most complex function of the brain (</text:span><text:span text:style-name="T10"><office:annotation office:name="1" xml:id="980922611"><dc:creator>Janka Hauffe</dc:creator><dc:date>2025-02-02T13:34:00</dc:date><meta:creator-initials>JH</meta:creator-initials><text:p text:style-name="P1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2">https://doi.org/10.1007/s10072-020-04737-3<text:s/></text:p></office:annotation>Birle et al., 2020</text:span><text:span text:style-name="T13"><office:annotation-end office:name="1"/></text:span><text:span text:style-name="T14"><office:annotation-end office:name="2"/></text:span><text:span text:style-name="T15">) and is defined as “the mental action or process of acquiring knowledge and understanding through thought, experience, and the senses” (Cambridge Cognition, 2015). It<text:s/></text:span><text:span text:style-name="T16">is essential for navigating the complexities of everyday life (Cambridge Cognition, 2015;<text:s/></text:span><text:span text:style-name="T17"><office:annotation office:name="3" xml:id="1443350534"><dc:creator>Janka Hauffe</dc:creator><dc:date>2025-02-02T15:04:00</dc:date><meta:creator-initials>JH</meta:creator-initials><text:p text:style-name="P18">@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19"><text:a xlink:href="https://doi.org/10.4324/9781315617633" office:target-frame-name="_top" xlink:show="replace"><text:span text:style-name="Hyperlink">https://doi.org/10.4324/9781315617633</text:span></text:a></text:p></office:annotation>Eysenck &amp; Brysbaert, 2018</text:span><text:span text:style-name="T20"><office:annotation-end office:name="3"/></text:span><text:span text:style-name="T21"><office:annotation-end office:name="4"/></text:span><text:span text:style-name="T22">; Liu, Wang, Xin, Jiang &amp; Meng, 2024), enabling us to understand and interact with the world around us (Eysenck &amp; Brysbaert, 2018). Cognition encompasses a<text:s/></text:span><text:span text:style-name="T23">range of mental processes such as the acquisition, storage, manipulation, selection and retrieval of information (Cambridge Cognition, 2015;<text:s/></text:span><text:span text:style-name="T24"><office:annotation office:name="5" xml:id="5733669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office:annotation-end office:name="5"/></text:span><text:span text:style-name="T29"><office:annotation-end office:name="6"/></text:span><text:span text:style-name="T30">, 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7" xml:id="1391069361"><dc:creator>Janka Hauffe</dc:creator><dc:date>2025-02-02T15:11:00</dc:date><meta:creator-initials>JH</meta:creator-initials><text:p text:style-name="P34">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35">But how do we cope when these essential cognitive abilities begin to decline?<text:s/></text:p></office:annotation><text:s/>decline</text:span><text:span text:style-name="CommentReference"><office:annotation-end office:name="7"/></text:span><text:span text:style-name="CommentReference"><office:annotation-end office:name="8"/></text:span><text:span text:style-name="T36">? 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impairment, to mild cognitive impairment, where ….. (citation), to more severe forms like dementia, which significantly impact daily life ….. (citation).<text:s/></text:span><text:span text:style-name="T37"><office:annotation office:name="9" xml:id="1300157341"><dc:creator>Janka Hauffe</dc:creator><dc:date>2025-02-02T15:22:00</dc:date><meta:creator-initials>JH</meta:creator-initials><text:p text:style-name="P38">Sentence is stolen</text:p></office:annotation>Cognition can be measured using a variety of methods, each varying in their level of objectivity and sensitivity<text:s/></text:span><text:span text:style-name="CommentReference"><office:annotation-end office:name="9"/></text:span><text:span text:style-name="T39">(Cambridge Cognition, 2015).</text:span><text:span text:style-name="T40"><text:s/></text:span><text:span text:style-name="T41"><office:annotation office:name="10" xml:id="1606786731"><dc:creator>Janka Hauffe</dc:creator><dc:date>2025-02-02T15:20:00</dc:date><meta:creator-initials>JH</meta:creator-initials><text:p text:style-name="P42">Stolen from chat gpt</text:p></office:annotation>Understanding the importance of cognition undesorces the profound effects that impairments can have on an individual’s independence an quality of life.<text:s/></text:span><text:span text:style-name="CommentReference"><office:annotation-end office:name="10"/></text:span></text:p>
      <text:p text:style-name="P43"><text:span text:style-name="T44">This thesis focuses on cognitive imapairment in individuals experiencing Post COVID-19 Syndrome, and their general well-being. By explaining …<text:s/></text:span><text:span text:style-name="T45"><office:annotation office:name="11" xml:id="52794637"><dc:creator>Janka Hauffe</dc:creator><dc:date>2025-02-02T15:26:00</dc:date><meta:creator-initials>JH</meta:creator-initials><text:p text:style-name="P46"><text:span text:style-name="T4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48"><text:span text:style-name="T49">First, the dopaminergic system, closely related to the basal ganglia, is introduced, as it</text:span></text:p><text:p text:style-name="P50"><text:span text:style-name="T5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CommentReference"><office:annotation-end office:name="11"/></text:span><text:span text:style-name="T52">In order to understand it is important to look at … … …</text:span></text:p>
      <text:p text:style-name="P53"/>
      <text:p text:style-name="P54"/>
      <text:soft-page-break/>
      <text:p text:style-name="P55">Theoretical Background</text:p>
      <text:p text:style-name="P56"><text:span text:style-name="T5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Cognitive Impairment in PCS</text:p>
      <text:p text:style-name="P59"><text:span text:style-name="T6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1"><text:span text:style-name="T62">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text:s/></text:span><text:soft-page-break/><text:span text:style-name="T63">function, implying that self-reports of “brain fog” may not be reflected by objectively measured cognitive dysfunction.</text:span></text:p>
      <text:p text:style-name="P64"><text:span text:style-name="T65">The discrepancies between self-reported cognitive difficulties and objective assessments highlight the complexity of measuring cognitive impairment. Before examining how these issues manifest in PCS, it is essential to understand the fundamental concepts of subjective cognitive impairment and objective cognitive impairment in a broader contex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text:span><text:span text:style-name="T66"><office:annotation office:name="12" xml:id="1797247249"><dc:creator>Janka Hauffe</dc:creator><dc:date>2025-02-10T12:37:00</dc:date><meta:creator-initials>JH</meta:creator-initials><text:p text:style-name="P67">Maybe not</text:p></office:annotation>The following sections provide an overview of both concepts, exploring their definitions, underlying mechanisms, and implications for research and clinical practice</text:span><text:span text:style-name="CommentReference"><office:annotation-end office:name="12"/></text:span><text:span text:style-name="T68">.<text:s/></text:span></text:p>
      <text:p text:style-name="P69"/>
      <text:p text:style-name="P70"><text:span text:style-name="T71">Subjective cognitive decline</text:span></text:p>
      <text:p text:style-name="P72"><text:span text:style-name="T73"><office:annotation office:name="13" xml:id="716635351"><dc:creator>Janka Hauffe</dc:creator><dc:date>2025-02-10T13:42:00</dc:date><meta:creator-initials>JH</meta:creator-initials><text:p text:style-name="P74">Or at the end of this section?</text:p></office:annotation>Several studies on subjective cognitive decline (SCD) do not differentiate between the terms<text:s/></text:span><text:span text:style-name="T75">impairment</text:span><text:span text:style-name="T76"><text:s/>(subjective cognitive impairment, SCI) and<text:s/></text:span><text:span text:style-name="T77">decline</text:span><text:span text:style-name="T78">. However, the term<text:s/></text:span><text:span text:style-name="T79">impairment</text:span><text:span text:style-name="T80"><text:s/>does not inherently indicate a temporal course of subjective cognitive change, as it can be of a chronic and stable nature and therefore requires an additional definition of onset. In contrast, the term<text:s/></text:span><text:span text:style-name="T81">decline</text:span><text:span text:style-name="T82"><text:s/>already includes the fact that an onset has occurred (Jessen et al. 2014). As this study focuses on cognitive difficulties in patients following infection with the SARS-CoV-2 virus, the term<text:s/></text:span><text:span text:style-name="T83">decline<text:s/></text:span><text:span text:style-name="T84">is more appropriate and will therefore be used throughout this thesis to ensure clarity and avoid confusion</text:span><text:span text:style-name="CommentReference"><office:annotation-end office:name="13"/></text:span><text:span text:style-name="T85">.<text:s/></text:span></text:p>
      <text:p text:style-name="P86"><text:span text:style-name="T87">Subjective cognitive decline (SCD) describes self-reported cognitive difficulties despite normal performance on standardized cognitive tests (</text:span><text:span text:style-name="T88"><office:annotation office:name="14" xml:id="2117673042"><dc:creator>Janka Hauffe</dc:creator><dc:date>2025-02-10T13:42:00</dc:date><meta:creator-initials>JH</meta:creator-initials><text:p text:style-name="P8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5" xml:id="1505304808"><dc:creator>Janka Hauffe</dc:creator><dc:date>2025-02-10T13:42:00</dc:date><meta:creator-initials>JH</meta:creator-initials><text:p text:style-name="P90"><text:a xlink:href="https://doi.org/10.1016/j.jalz.2014.01.001" office:target-frame-name="_top" xlink:show="replace"><text:span text:style-name="T91">https://doi.org/10.1016/j.jalz.2014.01.001</text:span></text:a></text:p></office:annotation>Jessen et al., 2014</text:span><text:span text:style-name="CommentReference"><office:annotation-end office:name="14"/></text:span><text:span text:style-name="CommentReference"><office:annotation-end office:name="15"/></text:span><text:span text:style-name="T92">;<text:s/></text:span><text:span text:style-name="T93"><office:annotation office:name="16" xml:id="1772235494"><dc:creator>Janka Hauffe</dc:creator><dc:date>2025-02-10T13:43:00</dc:date><meta:creator-initials>JH</meta:creator-initials><text:p text:style-name="P9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7" xml:id="650626805"><dc:creator>Janka Hauffe</dc:creator><dc:date>2025-02-10T13:43:00</dc:date><meta:creator-initials>JH</meta:creator-initials><text:p text:style-name="P95"><text:a xlink:href="https://doi.org/10.1016/j.biopsycho.2024.108823" office:target-frame-name="_top" xlink:show="replace"><text:span text:style-name="T96">https://doi.org/10.1016/j.biopsycho.2024.108823</text:span></text:a></text:p></office:annotation>Perez, Duque, Hidalgo &amp; Salvador, 2024</text:span><text:span text:style-name="CommentReference"><office:annotation-end office:name="16"/></text:span><text:span text:style-name="CommentReference"><office:annotation-end office:name="17"/></text:span><text:span text:style-name="T97">). The</text:span><text:span text:style-name="T98"><office:annotation office:name="18" xml:id="2134187571"><dc:creator>Janka Hauffe</dc:creator><dc:date>2025-02-10T14:01:00</dc:date><meta:creator-initials>JH</meta:creator-initials><text:p text:style-name="P99">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18"/></text:span><text:span text:style-name="T100">SCD was first introduced by researchers and clinicians in the field of AD in 2012 and has since been widely accepted (Jessen et al., 2014).<text:s/></text:span></text:p>
      <text:p text:style-name="P101"><text:span text:style-name="T102">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text:s/></text:span><text:soft-page-break/><text:span text:style-name="T103">explained by psychiatric or neurological disorders (other than AD), medical condition, medication, or substance use do not qualify for an SCD diagnosis (Jessen et al., 2014).<text:s/></text:span></text:p>
      <text:p text:style-name="P104"><text:span text:style-name="T105">As the aging population grows</text:span><text:span text:style-name="T106"><office:annotation office:name="19" xml:id="427426826"><dc:creator>Janka Hauffe</dc:creator><dc:date>2025-02-10T14:12:00</dc:date><meta:creator-initials>JH</meta:creator-initials><text:p text:style-name="P107">As the older population continues to expand, there is a growing prevalence of individuals who experience subjective cognitive decline (SCD) (Perez et al., 2024).<text:s/></text:p></office:annotation><office:annotation office:name="20" xml:id="931824428"><dc:creator>Janka Hauffe</dc:creator><dc:date>2025-02-10T14:21:00</dc:date><meta:creator-initials>JH</meta:creator-initials><text:p text:style-name="P108">… experiencing SCD is also increasing.</text:p></office:annotation>, the prevalence of individuals experiencing SCD continues to rise (Perez et al., 2024).<text:s/></text:span><text:span text:style-name="CommentReference"><office:annotation-end office:name="19"/></text:span><text:span text:style-name="CommentReference"><office:annotation-end office:name="20"/></text:span><text:span text:style-name="T109"><office:annotation office:name="21" xml:id="185383510"><dc:creator>Janka Hauffe</dc:creator><dc:date>2025-02-10T14:20:00</dc:date><meta:creator-initials>JH</meta:creator-initials><text:p text:style-name="P110">This increasing prevalence, along with its potential role as a<text:s/><text:span text:style-name="T111">preclinical marker of cognitive impairment</text:span>, particularly in<text:s/><text:span text:style-name="T112">neurodegenerative diseases like Alzheimer’s disease (AD),</text:span><text:s/>has drawn significant attention in recent years (Jessen et al., 2014).<text:s/></text:p></office:annotation>Not</text:span><text:span text:style-name="CommentReference"><office:annotation-end office:name="21"/></text:span><text:span text:style-name="T113"><text:s/>only therefore has it gained increasing attention in recent years, but also due<text:s/></text:span><text:span text:style-name="T114">to its potential role as a preclinical marker of cognitive impairment, particularly in the context of neurodegenerative diseases such as Alzheimer’s disease (AD) (Jessen et al., 2014).<text:s/></text:span><text:span text:style-name="T115">A meta-analysis of longitudinal studies on SCD with a follow-up period of at least four years estimated that 27% of individuals with SCD progressed to MCI of 27 %, while 14% developed dementia (Mitchell et al., 2014).</text:span></text:p>
      <text:p text:style-name="P116"><text:span text:style-name="T117"><office:annotation office:name="22" xml:id="23321123"><dc:creator>Janka Hauffe</dc:creator><dc:date>2025-02-10T14:39:00</dc:date><meta:creator-initials>JH</meta:creator-initials><text:p text:style-name="P118"><text:span text:style-name="T119">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2"/></text:span><text:span text:style-name="T120"><text:s/>conclusion, although individuals with SCD perform within normal ranges on neuropsychological tests they face an increased risk of objective cognitive impairment, such as<text:s/></text:span><text:span text:style-name="T121"><office:annotation office:name="23" xml:id="1049854506"><dc:creator>Janka Hauffe</dc:creator><dc:date>2025-02-10T14:40:00</dc:date><meta:creator-initials>JH</meta:creator-initials><text:p text:style-name="P122">? From me</text:p></office:annotation>MCI, AD, dementia<text:s/></text:span><text:span text:style-name="CommentReference"><office:annotation-end office:name="23"/></text:span><text:span text:style-name="T123">(L i et al., 2022; Numbers et al., 2023; Rivas-Fern´andez et al., 2023).<text:s/></text:span><text:span text:style-name="T124"><office:annotation office:name="24" xml:id="1847277030"><dc:creator>Janka Hauffe</dc:creator><dc:date>2025-02-10T14:40:00</dc:date><meta:creator-initials>JH</meta:creator-initials><text:p text:style-name="P125">Stolen from Perez et al.</text:p></office:annotation>Therefore, it would be beneficial to investigate early and reliable biomarkers for the detection and treatment of SCD in an attempt to maintain cognitive health and delay or prevent the progression to AD (Abdulrab &amp; Heun, 2008).</text:span><text:span text:style-name="CommentReference"><office:annotation-end office:name="24"/></text:span></text:p>
      <text:p text:style-name="P126"/>
      <text:p text:style-name="P127">Objective cognitive impairment</text:p>
      <text:p text:style-name="P128"><text:bookmark-start text:name="_Hlk189048451"/><text:span text:style-name="T129">Objective cognitive impairment (OCI) refers to measurable deficits in cognitive function that exceed normal age-related decline and can be observed in various neurological disorders, with dementia being one of the most prevalent (</text:span><text:span text:style-name="T130"><office:annotation office:name="25" xml:id="333492297"><dc:creator>Janka Hauffe</dc:creator><dc:date>2025-02-10T17:48:00</dc:date><meta:creator-initials>JH</meta:creator-initials><text:p text:style-name="P13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6" xml:id="500647757"><dc:creator>Janka Hauffe</dc:creator><dc:date>2025-02-10T17:50:00</dc:date><meta:creator-initials>JH</meta:creator-initials><text:p text:style-name="P13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5"/></text:span><text:span text:style-name="CommentReference"><office:annotation-end office:name="26"/></text:span><text:span text:style-name="T133">). Among the different causes of dementia, AD is the most common and extensively studied (</text:span><text:span text:style-name="T134"><office:annotation office:name="27" xml:id="473326884"><dc:creator>Janka Hauffe</dc:creator><dc:date>2025-02-10T17:54:00</dc:date><meta:creator-initials>JH</meta:creator-initials><text:p text:style-name="P13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8" xml:id="984312518"><dc:creator>Janka Hauffe</dc:creator><dc:date>2025-02-10T17:54:00</dc:date><meta:creator-initials>JH</meta:creator-initials><text:p text:style-name="P13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7"/></text:span><text:span text:style-name="CommentReference"><office:annotation-end office:name="28"/></text:span><text:span text:style-name="T137">;<text:s/></text:span><text:span text:style-name="T138"><office:annotation office:name="29" xml:id="1950195093"><dc:creator>Janka Hauffe</dc:creator><dc:date>2025-02-10T17:14:00</dc:date><meta:creator-initials>JH</meta:creator-initials><text:p text:style-name="P13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0" xml:id="1006547694"><dc:creator>Janka Hauffe</dc:creator><dc:date>2025-02-10T17:17:00</dc:date><meta:creator-initials>JH</meta:creator-initials><text:p text:style-name="P140"><text:a xlink:href="https://doi.org/10.1586/ern.11.155" office:target-frame-name="_top" xlink:show="replace"><text:span text:style-name="T141">https://doi.org/10.1586/ern.11.155</text:span></text:a></text:p></office:annotation>Karantzoulis &amp; Galvin</text:span><text:span text:style-name="T142"><office:annotation-end office:name="29"/></text:span><text:span text:style-name="T143"><office:annotation-end office:name="30"/></text:span><text:span text:style-name="T144"><office:annotation office:name="31" xml:id="895347886"><dc:creator>Janka Hauffe</dc:creator><dc:date>2025-02-10T17:58:00</dc:date><meta:creator-initials>JH</meta:creator-initials><text:p text:style-name="P145">Shoul I provide one or two sentences more to AD?</text:p></office:annotation>, 2011</text:span><text:span text:style-name="CommentReference"><office:annotation-end office:name="31"/></text:span><text:span text:style-name="T14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47"><office:annotation office:name="32" xml:id="458486353"><dc:creator>Janka Hauffe</dc:creator><dc:date>2025-02-10T18:28:00</dc:date><meta:creator-initials>JH</meta:creator-initials><text:p text:style-name="P148">@article{petersen2004mild, title={Mild cognitive impairment as a diagnostic entity}, author={Petersen, Ronald C}, journal={Journal of internal medicine}, volume={256}, number={3}, pages={183--194}, year={2004}, publisher={Wiley Online Library} }<text:s/></text:p></office:annotation><office:annotation office:name="33" xml:id="1812416433"><dc:creator>Janka Hauffe</dc:creator><dc:date>2025-02-10T18:28:00</dc:date><meta:creator-initials>JH</meta:creator-initials><text:p text:style-name="P149"><text:a xlink:href="https://doi.org/10.1111/j.1365-2796.2004.01388.x" office:target-frame-name="_top" xlink:show="replace"><text:span text:style-name="T150">https://doi.org/10.1111/j.1365-2796.2004.01388.x</text:span></text:a></text:p></office:annotation>Petersen, 2004</text:span><text:span text:style-name="CommentReference"><office:annotation-end office:name="32"/></text:span><text:span text:style-name="CommentReference"><office:annotation-end office:name="33"/></text:span><text:span text:style-name="T151">), representing a transitional stage between normal brain aging and dementia (</text:span><text:span text:style-name="T152"><office:annotation office:name="34" xml:id="392500560"><dc:creator>Janka Hauffe</dc:creator><dc:date>2025-02-10T19:23:00</dc:date><meta:creator-initials>JH</meta:creator-initials><text:p text:style-name="P153">@article{petersen2016mild, title={Mild cognitive impairment}, author={Petersen, Ronald C}, journal={CONTINUUM: lifelong Learning in Neurology}, volume={22}, number={2}, pages={404--418}, year={2016}, publisher={LWW} }</text:p></office:annotation><office:annotation office:name="35" xml:id="1706922067"><dc:creator>Janka Hauffe</dc:creator><dc:date>2025-02-10T19:24:00</dc:date><meta:creator-initials>JH</meta:creator-initials><text:p text:style-name="P154"><text:a xlink:href="https://doi.org/10.1212/CON.0000000000000313" office:target-frame-name="_top" xlink:show="replace"><text:span text:style-name="T155">https://doi.org/10.1212/CON.0000000000000313</text:span></text:a></text:p></office:annotation>Petersen, 2016</text:span><text:span text:style-name="CommentReference"><office:annotation-end office:name="34"/></text:span><text:span text:style-name="CommentReference"><office:annotation-end office:name="35"/></text:span><text:span text:style-name="T156">; Petersen et al., 2018; Robert &amp; Knopman, 2013). Noteworthy, not all patients with MCI progress to dementia</text:span><text:span text:style-name="T157"><text:s/>(Petersen, 2016). Nevertheless, MCI is associated with a high risk of conversion to dementia within a relatively short period (Bischkopf, Busse &amp; Angermeyer, 2002; Roberts &amp; Knopman, 2013), and has therefore become a significant global public health concern (</text:span><text:span text:style-name="T158"><office:annotation office:name="36" xml:id="1789108444"><dc:creator>Janka Hauffe</dc:creator><dc:date>2025-02-10T16:40:00</dc:date><meta:creator-initials>JH</meta:creator-initials><text:p text:style-name="P159">Petersen RC, Lopez O Armstrongmj, et al. Practice guideline update sum-</text:p><text:p text:style-name="P160">mary: mild cognitive impairment: report of the Guideline Development, Dis-</text:p><text:p text:style-name="P161">semination, and implementation Subcommittee of the American Academy</text:p><text:p text:style-name="P162">of neurology [J]. Neurology. 2018;90(3):126–35</text:p></office:annotation>Petersen</text:span><text:span text:style-name="T163"><office:annotation-end office:name="36"/></text:span><text:span text:style-name="T164"><text:s/>et al., 2018; Roberts &amp; Knopman, 2013). The prevalence of MCI among individuals over 60 is estimated to be between 15% and 20% (Petersen, 2016).<text:s/></text:span></text:p>
      <text:p text:style-name="P165"><text:span text:style-name="T166"><office:annotation office:name="37" xml:id="1063848586"><dc:creator>Janka Hauffe</dc:creator><dc:date>2025-02-10T18:56:00</dc:date><meta:creator-initials>JH</meta:creator-initials><text:p text:style-name="P167">Can I do that, eventhough it doesn‘t completely refers to the sentence before?</text:p></office:annotation>Of these individuals<text:s/></text:span><text:span text:style-name="CommentReference"><office:annotation-end office:name="37"/></text:span><text:span text:style-name="T168">with MCI, 10-15% develop dementia annually, compared to a 1-2% annual developing rate among healthy controls (</text:span><text:span text:style-name="T169"><office:annotation office:name="38" xml:id="2106013755"><dc:creator>Janka Hauffe</dc:creator><dc:date>2025-01-29T13:14:00</dc:date><meta:creator-initials>JH</meta:creator-initials><text:p text:style-name="P170">6 Petersen RC, Smith GE, Waring SC, Ivnik RJ, Kokmen E, Tangelos EG. Aging, memory, and mild cognitive impairment.<text:s/><text:span text:style-name="T171">Int Psychogeriatr</text:span><text:s/>1997; 9<text:s/><text:span text:style-name="T172">(</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173"><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174">7 Petersen RC, Stevens JC, Ganguli M, Tangalos EG. Practice parameter: early detection of dementia: mild cognitive impairment (an evidence-based review).<text:s/><text:span text:style-name="T175">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176"><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177">8 Shah S, Tangalos EG, Petersen RC. Mild cognitive impairment. When is it a precursor to Alzheimer's disease?<text:s/><text:span text:style-name="T178">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8"/></text:span><text:span text:style-name="T179"><text:s/></text:span></text:p>
      <text:soft-page-break/>
      <text:p text:style-name="P180"><text:span text:style-name="T181"><text:tab/></text:span><text:span text:style-name="T182"><office:annotation office:name="39" xml:id="159519275"><dc:creator>Janka Hauffe</dc:creator><dc:date>2025-02-10T19:23:00</dc:date><meta:creator-initials>JH</meta:creator-initials><text:p text:style-name="P183">The<text:s/><text:span text:style-name="T184">DSM-5</text:span><text:s/>introduced<text:s/><text:span text:style-name="T185">Mild Neurocognitive Disorder (mild NCD)</text:span><text:s/>as a<text:s/><text:span text:style-name="T186">predementia phase</text:span>, which is conceptually<text:s/><text:span text:style-name="T187">similar to Mild Cognitive Impairment (MCI)</text:span><text:s/>(Petersen, 2016). According to the DSM-5, the<text:s/><text:span text:style-name="T188">diagnostic criteria for NCD</text:span>—and therefore also for<text:s/><text:span text:style-name="T189">MCI</text:span><text:s/>(Petersen, 2016)—include:</text:p><text:list text:style-name="LFO1" text:continue-numbering="true"><text:list-item><text:p text:style-name="P190"><text:span text:style-name="T191">A decline in cognitive abilities in one or more cognitive domains</text:span>, identified through a combination of<text:s/><text:span text:style-name="T192">subjective concerns and objective assessment</text:span>, as both complement each other in the diagnostic process.</text:p></text:list-item><text:list-item><text:p text:style-name="P193"><text:span text:style-name="T194">Preserved daily functioning</text:span>, meaning that cognitive impairments do not significantly interfere with independent daily activities (also in<text:s/><text:span text:style-name="T195">MCI</text:span>) (Petersen, 2016).</text:p></text:list-item><text:list-item><text:p text:style-name="P196"><text:span text:style-name="T197">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198">introduced Mild Neurocognitive Disorder (mild NCD) (as a predementia phase), which is conceptually similar to MCI (Petersen, 2016). The diagnostic criteria for NCD (and therefore also for MCI (Petersen, 2016)) are according to<text:s/></text:span><text:span text:style-name="T199"><office:annotation office:name="40" xml:id="810421002"><dc:creator>Janka Hauffe</dc:creator><dc:date>2025-02-10T19:11:00</dc:date><meta:creator-initials>JH</meta:creator-initials><text:p text:style-name="P200">cite</text:p></office:annotation>the DSM-5</text:span><text:span text:style-name="CommentReference"><office:annotation-end office:name="40"/></text:span><text:span text:style-name="T201">: (1) A decline in cognitive abilities in one or more cognitive domains. This decline must be identified through a combination of subjective concerns and objective assessment,<text:s/></text:span><text:span text:style-name="T202"><office:annotation office:name="41" xml:id="1712858328"><dc:creator>Janka Hauffe</dc:creator><dc:date>2025-02-10T19:15:00</dc:date><meta:creator-initials>JH</meta:creator-initials><text:p text:style-name="P203">Delete?</text:p></office:annotation>as they complement each other in the diagnostic process.<text:s/></text:span><text:span text:style-name="CommentReference"><office:annotation-end office:name="41"/></text:span><text:span text:style-name="T204">(2) Daily function remains preserved (also in MCI (Petersen, 2016)) and (3) the cognitive impairment cannot be better explained through a psychological disease.<text:s/></text:span></text:p>
      <text:p text:style-name="P205"><text:span text:style-name="T206">However, MCI is not a homogeneous condition, as cognitive and functional severity can vary widely among individuals meeting the diagnostic criteria (Roberts &amp;<text:s/></text:span><text:span text:style-name="T207"><office:annotation office:name="42" xml:id="1926443052"><dc:creator>Janka Hauffe</dc:creator><dc:date>2025-02-10T19:26:00</dc:date><meta:creator-initials>JH</meta:creator-initials><text:p text:style-name="P208">This variability highlights the complexity of MCI as a clinical syndrome and underscores the importance of early and accurate assessment.<text:s/></text:p></office:annotation>Knopman, 2013</text:span><text:span text:style-name="CommentReference"><office:annotation-end office:name="42"/></text:span><text:span text:style-name="T209">).<text:s/></text:span><text:bookmark-end text:name="_Hlk189048451"/></text:p>
      <text:p text:style-name="P210"><text:span text:style-name="T211"><office:annotation office:name="43" xml:id="197516605"><dc:creator>Janka Hauffe</dc:creator><dc:date>2025-02-10T19:30:00</dc:date><meta:creator-initials>JH</meta:creator-initials><text:p text:style-name="P212">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CommentReference"><office:annotation-end office:name="43"/></text:span><text:span text:style-name="T213">.</text:span></text:p>
      <text:p text:style-name="P214"/>
      <text:p text:style-name="P215">Now transition to EEG as a tool to assess cognitive impairment<text:s/></text:p>
      <text:p text:style-name="P216">Now we looked at the two concepts and now we are going to look at:<text:s/></text:p>
      <text:p text:style-name="P217"><text:span text:style-name="T218">Maybe: Given the clinical importance of detecting cognitive impairment as early as possible, EEG has been pro</text:span><text:span text:style-name="T219">v</text:span><text:span text:style-name="T220">en to be a valuable tool</text:span><text:span text:style-name="T221"><text:s/>for<text:s/></text:span><text:span text:style-name="T222"><office:annotation office:name="44" xml:id="1911527950"><dc:creator>Janka Hauffe</dc:creator><dc:date>2025-02-11T13:24:00</dc:date><meta:creator-initials>JH</meta:creator-initials><text:p text:style-name="P223">(Jessen et al., 2014; Babiloni et al., 2016<text:s/></text:p></office:annotation>assessing both<text:s/></text:span><text:span text:style-name="T224">SCI and Mci/AD</text:span><text:span text:style-name="CommentReference"><office:annotation-end office:name="44"/></text:span><text:span text:style-name="T225">.<text:s/></text:span></text:p>
      <text:p text:style-name="P226"><text:span text:style-name="T227"><office:annotation office:name="45" xml:id="1895479437"><dc:creator>Janka Hauffe</dc:creator><dc:date>2025-02-11T13:14:00</dc:date><meta:creator-initials>JH</meta:creator-initials><text:p text:style-name="P228">Don‘t like it</text:p></office:annotation>Given the challenge</text:span><text:span text:style-name="T229">s in detecting early cognitive decline, particularly in the preclinical and MCI stages of AD, there is a need for objective, reliable, and non-invasive assessment tools</text:span><text:span text:style-name="CommentReference"><office:annotation-end office:name="45"/></text:span><text:span text:style-name="T230">.<text:s/></text:span></text:p>
      <text:p text:style-name="P231">While traditional neuropsychological testing provides valuable insights into cognitive function, it is often influenced by factors such as education, motivation, and testing conditions. Same with SCI that might be influenced by….. Neuroimaging techniques, such as MRI and PET, offer structural and metabolic insights but can be costly and less accessible for routine monitoring. In this context, electroencephalography (EEG) emerges as a powerful alternative due to its high temporal resolution, cost-effectiveness, and ability to directly measure brain activity. Unlike behavioral tests, EEG is not significantly affected by learning effects and can be repeatedly administered to track disease progression. Furthermore, research has demonstrated that EEG can detect subtle alterations in brain connectivity and neural synchronization associated with cognitive decline, making it a promissing tool for assessing both subjective cognitive complaints and objective impairments in MCI and AD.</text:p>
      <text:p text:style-name="P232"/>
      <text:p text:style-name="P233"><text:span text:style-name="T234">EEG as a Tool to as</text:span><text:span text:style-name="T235"><office:annotation office:name="46" xml:id="1937836202"><dc:creator>Janka Hauffe</dc:creator><dc:date>2025-02-11T13:27:00</dc:date><meta:creator-initials>JH</meta:creator-initials><text:p text:style-name="P236">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CommentReference"><office:annotation-end office:name="46"/></text:span><text:span text:style-name="T237">impairment</text:span></text:p>
      <text:p text:style-name="P238"/>
      <text:p text:style-name="P239"><text:span text:style-name="T240">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text:span><text:span text:style-name="T241"><office:annotation office:name="47" xml:id="709293203"><dc:creator>Janka Hauffe</dc:creator><dc:date>2025-02-11T12:19:00</dc:date><meta:creator-initials>JH</meta:creator-initials><text:p text:style-name="P242">From Babiloni et al., 2016</text:p></office:annotation>Rossini et al., 2007</text:span><text:span text:style-name="CommentReference"><office:annotation-end office:name="47"/></text:span><text:span text:style-name="T243">).</text:span></text:p>
      <text:p text:style-name="P244"/>
      <text:p text:style-name="P245"><text:span text:style-name="T246">In the last two decades, the evaluation of quantitative EEG (qEEG) and/or event-related potentials (ERPs) as clinical markers of the early stages of AD has been considered (</text:span><text:span text:style-name="T247"><office:annotation office:name="48" xml:id="1455591793"><dc:creator>Janka Hauffe</dc:creator><dc:date>2025-02-11T12:21:00</dc:date><meta:creator-initials>JH</meta:creator-initials><text:p text:style-name="P248">From Babiloni et al., 2016</text:p></office:annotation>Celesia et al., 1987, Rossini et al., 2007, Rossini, 2009, Yener et al., 2008, Yener et al., 2009</text:span><text:span text:style-name="CommentReference"><office:annotation-end office:name="48"/></text:span><text:span text:style-name="T249">).<text:s/></text:span></text:p>
      <text:p text:style-name="P250"><text:span text:style-name="T251">Also, the recording of the EEG rhythms can be repeated countless times along the disease progression and the EEG markers are virtually not affected by meta-learning relative to task processes (Babiloni et al., 2016). These are ideal requisites when EEG recordings are performed in elderly vulnerable or diseased subjects (Babiloni et al., 2016). Furthermore, EEG rhythms can be recorded in highly comparable experimental conditions in normal subjects, individuals with subjective memory complaints, objective mild cognitive impairment (MCI), and overt AD (</text:span><text:span text:style-name="T252"><office:annotation office:name="49" xml:id="796062147"><dc:creator>Janka Hauffe</dc:creator><dc:date>2025-02-11T12:24:00</dc:date><meta:creator-initials>JH</meta:creator-initials><text:p text:style-name="P253">From Babiloni et al., 2016</text:p></office:annotation>Rossini et al., 2007</text:span><text:span text:style-name="CommentReference"><office:annotation-end office:name="49"/></text:span><text:span text:style-name="T254">).</text:span></text:p>
      <text:p text:style-name="P255"><text:span text:style-name="T256">The <text:s/>word EEG refers to the measurement of brain electrical activity recorded from electrodes placed on the surface of the head (Babiloni et al., 2016). Nowadays, EEG is largely employed for basic scientific research and clinical applications since it is easy to use, non-invasive, cheap, and totally safe (Babiloni et al., 2016).<text:s/></text:span></text:p>
      <text:p text:style-name="P257"><text:span text:style-name="T258">Technical requirements make the EEG equipment a non-invasive and non-expensive device, with an overall present price of few tens of thousands of Euro needed for high-resolution EEG recording (Babiloni et al., 2016). 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 EEG signals are very large-scale measures of brain source activity, reflecting synaptic activity synchronized over macroscopic (centimeter) regional spatial scales (</text:span><text:span text:style-name="T259"><office:annotation office:name="50" xml:id="433728295"><dc:creator>Janka Hauffe</dc:creator><dc:date>2025-02-11T12:29:00</dc:date><meta:creator-initials>JH</meta:creator-initials><text:p text:style-name="P260">From Babiloni et al., 2016</text:p></office:annotation>Nunez et al., 2001</text:span><text:span text:style-name="CommentReference"><office:annotation-end office:name="50"/></text:span><text:span text:style-name="T261">).<text:s/></text:span></text:p>
      <text:p text:style-name="P262"><text:bookmark-start text:name="_Hlk189053201"/>Conclusion, the resting state EEG makers are promising to unveil abnormal functional connectivity and neuroplasticity of neurotransmission in the brain of AD patients (Babiloni et al., 2016).<text:bookmark-end text:name="_Hlk189053201"/></text:p>
      <text:p text:style-name="P263"/>
      <text:p text:style-name="P264"/>
      <text:p text:style-name="P265"><text:span text:style-name="T266">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text:span><text:span text:style-name="T267"><office:annotation office:name="51" xml:id="61765062"><dc:creator>Janka Hauffe</dc:creator><dc:date>2025-02-11T12:19:00</dc:date><meta:creator-initials>JH</meta:creator-initials><text:p text:style-name="P268">From Babiloni et al., 2016</text:p></office:annotation>Babiloni et al., 2009a</text:span><text:span text:style-name="CommentReference"><office:annotation-end office:name="51"/></text:span><text:span text:style-name="T269">).</text:span></text:p>
      <text:soft-page-break/>
      <text:p text:style-name="P270"><text:span text:style-name="T271">Of note, EEG is characterized by a low spatial resolution (centimeters) compared to other neuroimaging relatively non-invasive techniques, such as structural MRI and PET, producing “in vivo” brain anatomy images with high spatial resolution (millimeters to a few centimeters) (Babiloni et al., 2016). On the other hand, EEG can rely on a high temporal resolution (i.e. milliseconds;<text:s/></text:span><text:span text:style-name="T272"><office:annotation office:name="52" xml:id="1013172376"><dc:creator>Janka Hauffe</dc:creator><dc:date>2025-02-11T12:20:00</dc:date><meta:creator-initials>JH</meta:creator-initials><text:p text:style-name="P273">From Babiloni et al., 2016</text:p></office:annotation>Rossini et al., 2004</text:span><text:span text:style-name="CommentReference"><office:annotation-end office:name="52"/></text:span><text:span text:style-name="T274">), compared to structural MRI, which does not provide any functional information about the brain, and PET scan of brain glucose metabolism/rCBF (seconds to minutes for PET) (Babiloni et al., 2016).<text:s/></text:span></text:p>
      <text:p text:style-name="P275"><text:span text:style-name="T276">EEG is more cost-effective, non-invasive, or portable than other neuroimaging methodologies (</text:span><text:span text:style-name="T277"><office:annotation office:name="53" xml:id="419765143"><dc:creator>Janka Hauffe</dc:creator><dc:date>2025-02-11T11:56:00</dc:date><meta:creator-initials>JH</meta:creator-initials><text:p text:style-name="P278">@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54" xml:id="1842264201"><dc:creator>Janka Hauffe</dc:creator><dc:date>2025-02-11T11:56:00</dc:date><meta:creator-initials>JH</meta:creator-initials><text:p text:style-name="P279"><text:a xlink:href="https://doi.org/10.1038/s41398-023-02681-2" office:target-frame-name="_top" xlink:show="replace"><text:span text:style-name="T280">https://doi.org/10.1038/s41398-023-02681-2</text:span></text:a></text:p></office:annotation>Neo, Foti, Keehn &amp; Kelleher, 2023</text:span><text:span text:style-name="CommentReference"><office:annotation-end office:name="53"/></text:span><text:span text:style-name="CommentReference"><office:annotation-end office:name="54"/></text:span><text:span text:style-name="T281">).</text:span></text:p>
      <text:p text:style-name="P282"><text:span text:style-name="T283">Electroencephalography (EEG) is an external reflection of the electrical activity of brain neurons, capable of indicating the physiological and pathological states of the brain</text:span><text:span text:style-name="T284"><text:s/>(Liu et al., 2024)</text:span><text:span text:style-name="T285">. As a non-invasive neurophysiological detection method, EEG has advantages such as simplicity, convenience, non-invasiveness, high temporal resolution, and good spatial distribution</text:span><text:span text:style-name="T286"><text:s/>(</text:span><text:span text:style-name="T287"><office:annotation office:name="55" xml:id="991205932"><dc:creator>Janka Hauffe</dc:creator><dc:date>2025-02-11T12:02:00</dc:date><meta:creator-initials>JH</meta:creator-initials><text:p text:style-name="P288">@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56" xml:id="109750947"><dc:creator>Janka Hauffe</dc:creator><dc:date>2025-02-11T12:02:00</dc:date><meta:creator-initials>JH</meta:creator-initials><text:p text:style-name="P289"><text:a xlink:href="https://doi.org/10.1371/journal.pone.0244180" office:target-frame-name="_top" xlink:show="replace"><text:span text:style-name="Hyperlink">https://doi.org/10.1371/journal.pone.0244180</text:span></text:a></text:p></office:annotation>Meghdadi et al., 2021</text:span><text:span text:style-name="CommentReference"><office:annotation-end office:name="55"/></text:span><text:span text:style-name="CommentReference"><office:annotation-end office:name="56"/></text:span><text:span text:style-name="T290">;<text:s/></text:span><text:span text:style-name="T291"><office:annotation office:name="57" xml:id="540540325"><dc:creator>Janka Hauffe</dc:creator><dc:date>2025-02-11T12:00:00</dc:date><meta:creator-initials>JH</meta:creator-initials><text:p text:style-name="P292">@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58" xml:id="509639490"><dc:creator>Janka Hauffe</dc:creator><dc:date>2025-02-11T12:00:00</dc:date><meta:creator-initials>JH</meta:creator-initials><text:p text:style-name="P293"><text:a xlink:href="https://doi.org/10.1016/j.clinph.2019.06.006" office:target-frame-name="_top" xlink:show="replace"><text:span text:style-name="Hyperlink">https://doi.org/10.1016/j.clinph.2019.06.006</text:span></text:a></text:p></office:annotation>Rossini et al., 2019</text:span><text:span text:style-name="CommentReference"><office:annotation-end office:name="57"/></text:span><text:span text:style-name="CommentReference"><office:annotation-end office:name="58"/></text:span><text:span text:style-name="T294">).<text:s/></text:span><text:span text:style-name="T295">EEG can be used as an auxiliary diagnostic tool for cognitive impairment, reflecting not only pathological brain function abnormalities but also abnormalities before reaching pathological diagnostic criteria</text:span><text:span text:style-name="T296"><text:s/>(</text:span><text:span text:style-name="T297"><office:annotation office:name="59" xml:id="754346798"><dc:creator>Janka Hauffe</dc:creator><dc:date>2025-02-11T12:03:00</dc:date><meta:creator-initials>JH</meta:creator-initials><text:p text:style-name="P298">@article{babiloni2021measures, title={Measures of resting state EEG rhythms for clinical trials in Alzheimer's disease: recommendations of an expert panel}, author={Babiloni, Claudio and Arakaki, Xianghong and Azami, Hamed and Bennys, Karim and Blinowska, Katarzyna and Bonanni, Laura and Bujan, Ana and Carrillo, Maria C and Cichocki, Andrzej and de Frutos-Lucas, Jaisalmer and others}, journal={Alzheimer's \&amp; Dementia}, volume={17}, number={9}, pages={1528--1553}, year={2021}, publisher={Wiley Online Library} }<text:s/></text:p></office:annotation><office:annotation office:name="60" xml:id="798456328"><dc:creator>Janka Hauffe</dc:creator><dc:date>2025-02-11T12:04:00</dc:date><meta:creator-initials>JH</meta:creator-initials><text:p text:style-name="P299"><text:a xlink:href="https://doi.org/10.1002/alz.12311" office:target-frame-name="_top" xlink:show="replace"><text:span text:style-name="Hyperlink">https://doi.org/10.1002/alz.12311</text:span></text:a></text:p></office:annotation>Babiloni et al., 2021</text:span><text:span text:style-name="CommentReference"><office:annotation-end office:name="59"/></text:span><text:span text:style-name="CommentReference"><office:annotation-end office:name="60"/></text:span><text:span text:style-name="T300">).</text:span></text:p>
      <text:p text:style-name="P301"><text:span text:style-name="T302">Currently, the use of electroencephalographic (EEG) measures is promising because they provide direct, non-invasive, and relatively inexpensive assessments of brain neuronal activity (Babiloni et al., 2021;<text:s/></text:span><text:span text:style-name="T303"><office:annotation office:name="61" xml:id="1839330513"><dc:creator>Janka Hauffe</dc:creator><dc:date>2025-02-11T12:06:00</dc:date><meta:creator-initials>JH</meta:creator-initials><text:p text:style-name="P304">@article{biasiucci2019electroencephalography, title={Electroencephalography}, author={Biasiucci, Andrea and Franceschiello, Benedetta and Murray, Micah M}, journal={Current Biology}, volume={29}, number={3}, pages={R80--R85}, year={2019}, publisher={Elsevier} }<text:s/></text:p></office:annotation><office:annotation office:name="62" xml:id="1324379889"><dc:creator>Janka Hauffe</dc:creator><dc:date>2025-02-11T12:06:00</dc:date><meta:creator-initials>JH</meta:creator-initials><text:p text:style-name="P305"><text:a xlink:href="https://doi.org/10.1016/j.cub.2018.11.052" office:target-frame-name="_top" xlink:show="replace"><text:span text:style-name="Hyperlink">https://doi.org/10.1016/j.cub.2018.11.052</text:span></text:a></text:p></office:annotation>Biasiucci</text:span><text:span text:style-name="T306">, Franceschiello &amp; Murray</text:span><text:span text:style-name="T307">, 2019</text:span><text:span text:style-name="CommentReference"><office:annotation-end office:name="61"/></text:span><text:span text:style-name="CommentReference"><office:annotation-end office:name="62"/></text:span><text:span text:style-name="T308">). EEG measures the electrical field obtained from the summations at scalp electrodes of the oscillatory component generated by postsynaptic potentials in pyramidal cortical neurons (Babiloni et al., 2021; Biasiucci et al., 2019). Additionally, EEG offers a time resolution of ≤ 1 ms, enabling it to provide neurophysiological data that cannot be obtained from other neuroimaging techniques (Biasiucci et al., 2019). In recent years, resting state EEG (rsEEG) measurements have emerged as a reliable tool for quantifying brain neurophysiological dysfunction</text:span><text:span text:style-name="T309"><text:s/>(</text:span><text:span text:style-name="T310"><office:annotation office:name="63" xml:id="736802397"><dc:creator>Janka Hauffe</dc:creator><dc:date>2025-02-11T12:08:00</dc:date><meta:creator-initials>JH</meta:creator-initials><text:p text:style-name="P31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64" xml:id="2116751508"><dc:creator>Janka Hauffe</dc:creator><dc:date>2025-02-11T12:09:00</dc:date><meta:creator-initials>JH</meta:creator-initials><text:p text:style-name="P312"><text:a xlink:href="https://doi.org/10.1016/j.biopsycho.2024.108823" office:target-frame-name="_top" xlink:show="replace"><text:span text:style-name="T313">https://doi.org/10.1016/j.biopsycho.2024.108823</text:span></text:a></text:p></office:annotation>Perez, Duque, Hidalgo &amp; Salvador, 2024</text:span><text:span text:style-name="CommentReference"><office:annotation-end office:name="63"/></text:span><text:span text:style-name="CommentReference"><office:annotation-end office:name="64"/></text:span><text:span text:style-name="T314">)</text:span><text:span text:style-name="T315">.</text:span></text:p>
      <text:p text:style-name="P316"><text:span text:style-name="T317">Since Hans Berger, the discoverer of the electroencephalogram (EEG), first observed pathological EEG sequences in a historically verified AD patient (Berger, 1931, Berger, 1932), a large number of studies about the EEG of AD have been performed</text:span><text:span text:style-name="T318"><text:s/>(</text:span><text:span text:style-name="T319"><office:annotation office:name="65" xml:id="1918311931"><dc:creator>Janka Hauffe</dc:creator><dc:date>2025-02-11T12:10:00</dc:date><meta:creator-initials>JH</meta:creator-initials><text:p text:style-name="P320">@article{jeong2004eeg, title={EEG dynamics in patients with Alzheimer's disease}, author={Jeong, Jaeseung}, journal={Clinical neurophysiology}, volume={115}, number={7}, pages={1490--1505}, year={2004}, publisher={Elsevier} }<text:s/></text:p></office:annotation><office:annotation office:name="66" xml:id="1275907727"><dc:creator>Janka Hauffe</dc:creator><dc:date>2025-02-11T12:10:00</dc:date><meta:creator-initials>JH</meta:creator-initials><text:p text:style-name="P321"><text:a xlink:href="https://doi.org/10.1016/j.clinph.2004.01.001" office:target-frame-name="_top" xlink:show="replace"><text:span text:style-name="T322">https://doi.org/10.1016/j.clinph.2004.01.001</text:span></text:a></text:p></office:annotation>Jeong, 2004</text:span><text:span text:style-name="CommentReference"><office:annotation-end office:name="65"/></text:span><text:span text:style-name="CommentReference"><office:annotation-end office:name="66"/></text:span><text:span text:style-name="T323">)</text:span><text:span text:style-name="T324">.<text:s/></text:span></text:p>
      <text:p text:style-name="P325">There is a good correlation between the degree of the EEG abnormality and cognitive impairment (Brenner et al., 1988; Erkinjuntti et al., 1988; Johannesson et al., 1979;</text:p>
      <text:p text:style-name="P326">Kaszniak et al., 1979; Liddle, 1958; Merskey et al., 1980; Obrist et al., 1962; Rae-Grant et al., 1987; Roberts et al., 1978; Soininen et al., 1982; Wiener and Schuster, 1956).</text:p>
      <text:p text:style-name="P327"/>
      <text:p text:style-name="P328"><text:span text:style-name="T329">The human brain is composed of about 100 billion neurons interconnected through a complex and intricate network of synapses (Babiloni et al., 2016). A combination of several factors is responsible for brain aging, typically the synaptic pruning, the neuronal apoptosis, and the loss of cortico-cortical connections, bringing to a decline of cognitive<text:s/></text:span><text:span text:style-name="T330">functions (</text:span><text:span text:style-name="T331"><office:annotation office:name="67" xml:id="781933420"><dc:creator>Janka Hauffe</dc:creator><dc:date>2025-02-11T12:18:00</dc:date><meta:creator-initials>JH</meta:creator-initials><text:p text:style-name="P332">From Babiloni et al., 2016</text:p></office:annotation>D'Amelio and Rossini, 2012</text:span><text:span text:style-name="CommentReference"><office:annotation-end office:name="67"/></text:span><text:span text:style-name="T333">).<text:s/></text:span><text:span text:style-name="T334">Neural and synaptic redundancy, as well as plastic remodeling of brain networking, promotes maintenance of brain functions and cognitive status in late life (D'Amelio and Rossini, 2012).</text:span></text:p>
      <text:p text:style-name="P335"/>
      <text:p text:style-name="P336"><text:span text:style-name="T337">The results support the assumption that cognitive decline in dementia can be assessed by measuring the electrical activity of the brain</text:span><text:span text:style-name="T338"><text:s/>(</text:span><text:span text:style-name="T339"><office:annotation office:name="68" xml:id="1423140004"><dc:creator>Janka Hauffe</dc:creator><dc:date>2025-02-11T12:12:00</dc:date><meta:creator-initials>JH</meta:creator-initials><text:p text:style-name="P340">@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office:annotation office:name="69" xml:id="2092018198"><dc:creator>Janka Hauffe</dc:creator><dc:date>2025-02-11T12:13:00</dc:date><meta:creator-initials>JH</meta:creator-initials><text:p text:style-name="P341"><text:a xlink:href="https://doi.org/10.1007/BF01271469" office:target-frame-name="_top" xlink:show="replace"><text:span text:style-name="Hyperlink">https://doi.org/10.1007/BF01271469</text:span></text:a></text:p></office:annotation>Dierks, Frölich, Ihl &amp; Maurer, 1994</text:span><text:span text:style-name="CommentReference"><office:annotation-end office:name="68"/></text:span><text:span text:style-name="CommentReference"><office:annotation-end office:name="69"/></text:span><text:span text:style-name="T342">)</text:span><text:span text:style-name="T343">.</text:span></text:p>
      <text:p text:style-name="P344"><text:span text:style-name="T345">Results showed abnormalities of the EEG power density at specific frequency bands (&lt; 12 Hz) in the MCI and AD populations, associated with an altered functional and effective EEG connectivity among long range cortical networks (i.e. fronto-parietal and fronto-temporal)</text:span><text:span text:style-name="T346"><text:s/>(</text:span><text:span text:style-name="T347"><office:annotation office:name="70" xml:id="1572117556"><dc:creator>Janka Hauffe</dc:creator><dc:date>2025-02-11T12:17:00</dc:date><meta:creator-initials>JH</meta:creator-initials><text:p text:style-name="P348">@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office:annotation office:name="71" xml:id="1768626102"><dc:creator>Janka Hauffe</dc:creator><dc:date>2025-02-11T12:17:00</dc:date><meta:creator-initials>JH</meta:creator-initials><text:p text:style-name="P349"><text:a xlink:href="https://doi.org/10.1016/j.ijpsycho.2015.02.008" office:target-frame-name="_top" xlink:show="replace"><text:span text:style-name="T350">https://doi.org/10.1016/j.ijpsycho.2015.02.008</text:span></text:a></text:p></office:annotation>Babiloni et al., 2016</text:span><text:span text:style-name="CommentReference"><office:annotation-end office:name="70"/></text:span><text:span text:style-name="CommentReference"><office:annotation-end office:name="71"/></text:span><text:span text:style-name="T351">)</text:span><text:span text:style-name="T352">.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353">neuroplasticity</text:span></text:a><text:span text:style-name="T354"><text:s/>of the<text:s/></text:span><text:a office:title="Learn more about neural transmission from ScienceDirect's AI-generated Topic Pages" xlink:href="https://www.sciencedirect.com/topics/neuroscience/neurotransmission" office:target-frame-name="_top" xlink:show="replace"><text:span text:style-name="T355">neural transmission</text:span></text:a><text:span text:style-name="T356"><text:s/>in long range cortical networks</text:span><text:span text:style-name="T357"><text:s/>(Babiloni et al, 2016)</text:span><text:span text:style-name="T358">.</text:span></text:p>
      <text:p text:style-name="P359"/>
      <text:p text:style-name="P360"><text:span text:style-name="T361">Modern neurophysiological techniques including digital electroencephalography (EEG) allow non-invasive analysis of cortico-cortical connectivity and neuronal synchronization of firing, and coherence of brain rhythmic oscillations at various frequencies (</text:span><text:span text:style-name="T362"><office:annotation office:name="72" xml:id="814804585"><dc:creator>Janka Hauffe</dc:creator><dc:date>2025-02-11T12:41:00</dc:date><meta:creator-initials>JH</meta:creator-initials><text:p text:style-name="P363">@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73" xml:id="1350439224"><dc:creator>Janka Hauffe</dc:creator><dc:date>2025-02-11T12:41:00</dc:date><meta:creator-initials>JH</meta:creator-initials><text:p text:style-name="P364"><text:a xlink:href="https://doi.org/10.3233/JAD-2011-0051" office:target-frame-name="_top" xlink:show="replace"><text:span text:style-name="T365">https://doi.org/10.3233/JAD-2011-0051</text:span></text:a></text:p></office:annotation>Babiloni et al., 2011</text:span><text:span text:style-name="CommentReference"><office:annotation-end office:name="72"/></text:span><text:span text:style-name="CommentReference"><office:annotation-end office:name="73"/></text:span><text:span text:style-name="T366">).<text:s/></text:span></text:p>
      <text:p text:style-name="P367"><text:span text:style-name="T368">Several decades ago, electroencephalogram (EEG) was introduced to allow a direct, on-line view of human “brain at work” in physiological and pathological conditions [</text:span><text:span text:style-name="T369"><office:annotation office:name="74" xml:id="808801210"><dc:creator>Janka Hauffe</dc:creator><dc:date>2025-01-30T13:42:00</dc:date><meta:creator-initials>JH</meta:creator-initials><text:p text:style-name="P370">Berger HU (1929) ber das Elektroenkephalogramm des</text:p><text:p text:style-name="P371">Menschen. Archiv f¨ur Psychiatrie und Nervenkrankheiten</text:p><text:p text:style-name="P372">87, 527-570.</text:p></office:annotation><office:annotation office:name="75" xml:id="355842130"><dc:creator>Janka Hauffe</dc:creator><dc:date>2025-02-11T12:43:00</dc:date><meta:creator-initials>JH</meta:creator-initials><text:p text:style-name="P373">From Babiloni et al., 2011</text:p></office:annotation>1</text:span><text:span text:style-name="CommentReference"><office:annotation-end office:name="74"/></text:span><text:span text:style-name="CommentReference"><office:annotation-end office:name="75"/></text:span><text:span text:style-name="T374">]. Indeed, EEG is a direct correlate of brain function, and it reflects CNS dysfunction including the characterization of significant deviations from the ‘natural’ aging such as Alzheimer’s disease (AD) and other dementias [</text:span><text:span text:style-name="T375"><office:annotation office:name="76" xml:id="887433519"><dc:creator>Janka Hauffe</dc:creator><dc:date>2025-01-30T13:42:00</dc:date><meta:creator-initials>JH</meta:creator-initials><text:p text:style-name="P376">Berger H (1938) Das Elektroenkephalogramm des Men-</text:p><text:p text:style-name="P377">schen. Halle an der Saale. Buchdruckerei des Waisenhause</text:p><text:p text:style-name="P378">volume 6, No. 38 of Nova acta Leopoldina. Neue Folge</text:p></office:annotation><office:annotation office:name="77" xml:id="1648172331"><dc:creator>Janka Hauffe</dc:creator><dc:date>2025-02-11T12:43:00</dc:date><meta:creator-initials>JH</meta:creator-initials><text:p text:style-name="P379">From Babiloni et al., 2011</text:p></office:annotation>2</text:span><text:span text:style-name="CommentReference"><office:annotation-end office:name="76"/></text:span><text:span text:style-name="CommentReference"><office:annotation-end office:name="77"/></text:span><text:span text:style-name="T380">]. Starting from the 1970 s, EEG was progressively supplanted for clinical applications on diagnosis of abnormal brain aging (Babiloni et al., 2011).</text:span></text:p>
      <text:p text:style-name="P381"><text:span text:style-name="T382">Recently, greater attention has been focused on the application of quantitative EEG (qEEG) and/or event-related potentials (ERPs) as suitable clinical markers of early stage of disease or its progression<text:s/></text:span><text:span text:style-name="T383"><office:annotation office:name="78" xml:id="1461260531"><dc:creator>Janka Hauffe</dc:creator><dc:date>2025-01-30T13:43:00</dc:date><meta:creator-initials>JH</meta:creator-initials><text:p text:style-name="P384">[4] Celesia GG, Kaufman D, Cone S (1987) Effects of age and</text:p><text:p text:style-name="P385">sex on pattern electroretinograms and visual evoked poten-</text:p><text:p text:style-name="P386">tials. Electroencephalogr. Clin Neurophysiol 68, 161-171.</text:p><text:p text:style-name="P387">[5] Rossini PM, Rossi S, Babiloni C, Polich J (2007) Clinical</text:p><text:p text:style-name="P388">neurophysiology of aging brain: from normal aging to neu-</text:p><text:p text:style-name="P389">rodegeneration. Prog Neurobiol Epub 2007 Aug 8. Review</text:p><text:p text:style-name="P390">83, 375-400.</text:p><text:p text:style-name="P391">[6] Rossini PM (2009) Implications of brain plasticity to brain-</text:p><text:p text:style-name="P392">machine interfaces operation a potential paradox? Int Rev</text:p><text:p text:style-name="P393">Neurobiol 86, 81-90. Review.</text:p></office:annotation><office:annotation office:name="79" xml:id="419078896"><dc:creator>Janka Hauffe</dc:creator><dc:date>2025-02-11T12:43:00</dc:date><meta:creator-initials>JH</meta:creator-initials><text:p text:style-name="P394">From Babiloni et al., 2011</text:p></office:annotation>[4–6</text:span><text:span text:style-name="CommentReference"><office:annotation-end office:name="78"/></text:span><text:span text:style-name="CommentReference"><office:annotation-end office:name="79"/></text:span><text:span text:style-name="T395">].</text:span></text:p>
      <text:p text:style-name="P396"/>
      <text:p text:style-name="P397"/>
      <text:soft-page-break/>
      <text:p text:style-name="P398"><text:span text:style-name="T399">High temporal resolution of EEG is considered crucial for the study of the spontaneous and event-related oscillatory gross electromagnetic activity at different frequency ranges (1–4 Hz,<text:s/></text:span><text:span text:style-name="T400">delta</text:span><text:span text:style-name="T401">, 4–8 Hz,<text:s/></text:span><text:span text:style-name="T402">theta</text:span><text:span text:style-name="T403">, 8–13 Hz,<text:s/></text:span><text:span text:style-name="T404">alpha</text:span><text:span text:style-name="T405">, 13–30 Hz,<text:s/></text:span><text:span text:style-name="T406">beta</text:span><text:span text:style-name="T407">, and &gt; 30 Hz, gamma)</text:span><text:span text:style-name="T408"><text:s/>(Babiloni et al., 2016)</text:span><text:span text:style-name="T409">. Any EEG frequency band conveys particular physiological information on brain functional activity in wake and wake (</text:span><text:span text:style-name="T410"><office:annotation office:name="80" xml:id="1890616279"><dc:creator>Janka Hauffe</dc:creator><dc:date>2025-02-11T12:21:00</dc:date><meta:creator-initials>JH</meta:creator-initials><text:p text:style-name="P411">From Babiloni et al., 2016</text:p></office:annotation>Nunez et al., 1999</text:span><text:span text:style-name="CommentReference"><office:annotation-end office:name="80"/></text:span><text:span text:style-name="T412">).</text:span></text:p>
      <text:p text:style-name="P413"><text:span text:style-name="T414">It should be noted that high temporal resolution of EEG is crucial for the study of an emerging property of brain activity, namely the spontaneous and event-related oscillatory activity at different frequencies ranging at 1–4 Hz (</text:span><text:span text:style-name="T415">delta</text:span><text:span text:style-name="T416">), 4–8 Hz (</text:span><text:span text:style-name="T417">theta</text:span><text:span text:style-name="T418">), 8–13 Hz (</text:span><text:span text:style-name="T419">alpha</text:span><text:span text:style-name="T420">), 13–30 Hz (</text:span><text:span text:style-name="T421">beta</text:span><text:span text:style-name="T422">), and &gt;30 Hz (gamma) (Babiloni et al., 2011).</text:span></text:p>
      <text:p text:style-name="P423"/>
      <text:p text:style-name="P424">Frequency bands</text:p>
      <text:p text:style-name="P425"><text:span text:style-name="T426">It should be noted that high temporal resolution of EEG is crucial for the study of an emerging property of brain activity, namely the spontaneous and event-related oscillatory activity at different frequencies ranging at 1–4 Hz (</text:span><text:span text:style-name="T427">delta</text:span><text:span text:style-name="T428">), 4–8 Hz (</text:span><text:span text:style-name="T429">theta</text:span><text:span text:style-name="T430">), 8–13 Hz (</text:span><text:span text:style-name="T431">alpha</text:span><text:span text:style-name="T432">), 13–30 Hz (</text:span><text:span text:style-name="T433">beta</text:span><text:span text:style-name="T434">), and &gt;30 Hz (gamma) (Babiloni et al., 2011). Each of these frequencies conveys peculiar physiological information on brain functional state during sleep and wake periods (Babiloni et al., 2011).</text:span></text:p>
      <text:p text:style-name="P435"><text:span text:style-name="T436">A certain consensus is reached on the following physiological model</text:span><text:span text:style-name="T437"><text:s/>(</text:span><text:span text:style-name="T438"><office:annotation office:name="81" xml:id="140583771"><dc:creator>Janka Hauffe</dc:creator><dc:date>2025-02-11T12:44:00</dc:date><meta:creator-initials>JH</meta:creator-initials><text:p text:style-name="P439">Don‘t need citation here</text:p></office:annotation>Babiloni et al., 2011)</text:span><text:span text:style-name="T440">.<text:s/></text:span><text:span text:style-name="CommentReference"><office:annotation-end office:name="81"/></text:span><text:span text:style-name="T441">During slow-wave sleep, corticofugal slow oscillations (&lt;1 Hz) are effective in grouping thalamic-generated<text:s/></text:span><text:span text:style-name="T442">delta</text:span><text:span text:style-name="T443"><text:s/>rhythms (1–4 Hz) and spindling activity (7–14 Hz) [</text:span><text:span text:style-name="T444"><office:annotation office:name="82" xml:id="119193876"><dc:creator>Janka Hauffe</dc:creator><dc:date>2025-01-30T13:44:00</dc:date><meta:creator-initials>JH</meta:creator-initials><text:p text:style-name="P445">14] Steriade M (2003) The corticothalamic system in sleep.</text:p><text:p text:style-name="P446">Front Biosci 8, d878-d899</text:p></office:annotation><office:annotation office:name="83" xml:id="1244693197"><dc:creator>Janka Hauffe</dc:creator><dc:date>2025-02-11T12:44:00</dc:date><meta:creator-initials>JH</meta:creator-initials><text:p text:style-name="P447">From Babiloni et al., 2011</text:p></office:annotation>14</text:span><text:span text:style-name="CommentReference"><office:annotation-end office:name="82"/></text:span><text:span text:style-name="CommentReference"><office:annotation-end office:name="83"/></text:span><text:span text:style-name="T448">]. In this condition,<text:s/></text:span><text:span text:style-name="T449">delta</text:span><text:span text:style-name="T450"><text:s/>rhythms would dominate EEG oscillations, while<text:s/></text:span><text:span text:style-name="T451">alpha</text:span><text:span text:style-name="T452"><text:s/>rhythms (about 8–12 Hz) would be suppressed</text:span><text:span text:style-name="T453"><text:s/>(Babiloni et al., 2011)</text:span><text:span text:style-name="T454">. In the case of endogenous or exogenous arousing stimuli, spindles, high- and low-frequency</text:span><text:span text:style-name="T455"><text:s/></text:span><text:span text:style-name="T456">components of the<text:s/></text:span><text:span text:style-name="T457">delta</text:span><text:span text:style-name="T458"><text:s/>rhythms are blocked by the inhibition of reticulo-thalamic (7–14 Hz), thalamocortical (1–4 Hz), and intracortical (&lt;1 Hz) oscillators</text:span><text:span text:style-name="T459"><text:s/>(Babiloni et al., 2011)</text:span><text:span text:style-name="T460">.</text:span></text:p>
      <text:p text:style-name="P461"><text:span text:style-name="T462">These rhythms are replaced by fast oscillations in the range of<text:s/></text:span><text:span text:style-name="T463">beta</text:span><text:span text:style-name="T464"><text:s/>(14–30 Hz) and gamma frequencies (&gt;30 Hz) [</text:span><text:span text:style-name="T465"><office:annotation office:name="84" xml:id="894275832"><dc:creator>Janka Hauffe</dc:creator><dc:date>2025-01-30T13:45:00</dc:date><meta:creator-initials>JH</meta:creator-initials><text:p text:style-name="P466">[14] Steriade M (2003) The corticothalamic system in sleep.</text:p><text:p text:style-name="P467">Front Biosci 8, d878-d899.</text:p><text:p text:style-name="P468">[15] Steriade M, Contreras D, Amzica F, Timofeev I (1996) Syn-</text:p><text:p text:style-name="P469">chronization of fast (30-40Hz) spontaneous oscillations in</text:p><text:p text:style-name="P470">intrathalamic and thalamocortical networks. J Neurosci 6,</text:p><text:p text:style-name="P471">2788-2808</text:p></office:annotation><office:annotation office:name="85" xml:id="548047157"><dc:creator>Janka Hauffe</dc:creator><dc:date>2025-02-11T12:45:00</dc:date><meta:creator-initials>JH</meta:creator-initials><text:p text:style-name="P472">From Babiloni et al., 2011</text:p></office:annotation>14, 15</text:span><text:span text:style-name="CommentReference"><office:annotation-end office:name="84"/></text:span><text:span text:style-name="CommentReference"><office:annotation-end office:name="85"/></text:span><text:span text:style-name="T473">]. In the wake resting state condition,<text:s/></text:span><text:span text:style-name="T474">alpha</text:span><text:span text:style-name="T475"><text:s/>rhythms would dominate the human EEG oscillatory activity, while<text:s/></text:span><text:span text:style-name="T476">delta</text:span><text:span text:style-name="T477"><text:s/>rhythms would be quite low in amplitude in physiological conditions [</text:span><text:span text:style-name="T478"><office:annotation office:name="86" xml:id="161404748"><dc:creator>Janka Hauffe</dc:creator><dc:date>2025-01-30T13:46:00</dc:date><meta:creator-initials>JH</meta:creator-initials><text:p text:style-name="P479">[16] Steriade M, Llinas RR (1988) The functional states of the</text:p><text:p text:style-name="P480">thalamus and the associated neuronal interplay. Physiol Rev</text:p><text:p text:style-name="P481">68, 649-742.</text:p><text:p text:style-name="P482">[17] Brunia CH (1999) Neural aspects of anticipatory behavior.</text:p><text:p text:style-name="P483">Acta Psychol (Amst) 101, 213-242.</text:p><text:p text:style-name="P484">[18] Pfurtscheller G, Lopes da Silva FH (1999) Event-related</text:p><text:p text:style-name="P485">EEG/MEG synchronization and desynchronization: basic</text:p><text:p text:style-name="P486">principles. Clin Neurophysiol 110, 1842-1857. Review</text:p></office:annotation><office:annotation office:name="87" xml:id="401689784"><dc:creator>Janka Hauffe</dc:creator><dc:date>2025-02-11T12:45:00</dc:date><meta:creator-initials>JH</meta:creator-initials><text:p text:style-name="P487">Babiloni et al., 2011</text:p></office:annotation>16–18</text:span><text:span text:style-name="CommentReference"><office:annotation-end office:name="86"/></text:span><text:span text:style-name="CommentReference"><office:annotation-end office:name="87"/></text:span><text:span text:style-name="T488">].</text:span></text:p>
      <text:p text:style-name="P489">Babiloni et al., 2016:</text:p>
      <text:p text:style-name="P490"><text:span text:style-name="T491">The background spontaneous oscillatory activity of brain neurons at about 10 Hz generates the dominant<text:s/></text:span><text:span text:style-name="T492">alpha</text:span><text:span text:style-name="T493"><text:s/>rhythm of restingstate EEG activity first described by Berger. In the classical studies by Jasper and Penfield (1949),<text:s/></text:span><text:span text:style-name="T494">alpha</text:span><text:span text:style-name="T495"><text:s/>rhythms ranging from about 8 to 12 Hz<text:s/></text:span><text:soft-page-break/><text:span text:style-name="T496">were recorded from nearly the entire upper cortical surface (including the frontal and prefrontal areas) in a large population of patients awake during surgery.</text:span></text:p>
      <text:p text:style-name="P497">In the condition of slow-wave sleep, cortico-fugal slow oscillations (b1 Hz) are effective</text:p>
      <text:p text:style-name="P498"><text:span text:style-name="T499">in grouping thalamic-generated<text:s/></text:span><text:span text:style-name="T500">delta</text:span><text:span text:style-name="T501"><text:s/>rhythms (1–4 Hz) and spindling activity (7–14 Hz) rhythms (Steriade, 2003). In the condition of brain arousal, spindles as well as high and low components of the<text:s/></text:span><text:span text:style-name="T502">delta</text:span><text:span text:style-name="T503"><text:s/>rhythms are blocked by the inhibition of oscillators within, respectively, reticulo-thalamic (7–14 Hz), thalamo-cortical (1–4 Hz), and intra-cortical (b1 Hz), neuronal circuits. These rhythms are replaced by fast (</text:span><text:span text:style-name="T504">beta</text:span><text:span text:style-name="T505"><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506">alpha</text:span><text:span text:style-name="T507"><text:s/>would be mainly related to subject's global attentional readiness (Klimesch, 1996; Klimesch et al., 1997, 1998; Rossini et al., 1991; Q13Steriade and Llinas, 1998). Noteworthy, there is consensus that<text:s/></text:span><text:span text:style-name="T508">alpha</text:span><text:span text:style-name="T509"><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510">delta</text:span><text:span text:style-name="T511"><text:s/>(1–4 Hz),<text:s/></text:span><text:span text:style-name="T512">theta</text:span><text:span text:style-name="T513"><text:s/>(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span></text:p>
      <text:p text:style-name="P514"/>
      <text:p text:style-name="P515">Genereal Information resting state</text:p>
      <text:p text:style-name="P516"><text:span text:style-name="T517">Resting state eyes closed cortical EEG rhythms typically change across physiological aging, with gradual modifications in profile and magnitude of the spectra power spectrum</text:span><text:span text:style-name="T518"><text:s/>(Babiloni et al., 2011)</text:span><text:span text:style-name="T519">. It was observed a marked amplitude decrease of<text:s/></text:span><text:span text:style-name="T520">alpha</text:span><text:span text:style-name="T521"><text:s/>(8–13 Hz) and a global “slowing” of the background EEG, which increases in power and spatial distribution in the slower<text:s/></text:span><text:span text:style-name="T522">delta</text:span><text:span text:style-name="T523"><text:s/>(1–4 Hz) and<text:s/></text:span><text:span text:style-name="T524">theta</text:span><text:span text:style-name="T525"><text:s/>(4–8 Hz) rhythms [</text:span><text:span text:style-name="T526"><office:annotation office:name="88" xml:id="148679426"><dc:creator>Janka Hauffe</dc:creator><dc:date>2025-01-30T13:46:00</dc:date><meta:creator-initials>JH</meta:creator-initials><text:p text:style-name="P527">[58] Dujardin K, Bourriez JL, Guieu JD (1994) Event-related</text:p><text:p text:style-name="P528">desynchronization (ERD) patterns during verbal memory</text:p><text:p text:style-name="P529">tasks: effect of age, int. J Psychophysiol 16, 17-27.</text:p><text:p text:style-name="P530">[59] Dujardin K, Bourriez JL, Guieu JD (1995) Event-related</text:p><text:p text:style-name="P531">desynchronization (ERD) patterns during memory pro-</text:p><text:p text:style-name="P532">cesses: effects of aging and task difficulty. Electroen-</text:p><text:p text:style-name="P533">cephalogr. Clin Neurophysiol 96, 169-182.</text:p><text:p text:style-name="P534">[60] Klass DW, Brenner RP (1995) Electroencephalography of</text:p><text:p text:style-name="P535">the elderly. J Clin Neurophysiol 12, 116-131.</text:p><text:p text:style-name="P536">[61] Klimesch W (1999) EEG alpha and theta oscillations reflect</text:p><text:p text:style-name="P537">cognitive and memory performance: a review and analysis.</text:p><text:p text:style-name="P538">Brain Research Reviews 29, 169-195</text:p></office:annotation><office:annotation office:name="89" xml:id="1955485679"><dc:creator>Janka Hauffe</dc:creator><dc:date>2025-02-11T12:47:00</dc:date><meta:creator-initials>JH</meta:creator-initials><text:p text:style-name="P539">From Babiloni et al., 2011</text:p></office:annotation>58–61</text:span><text:span text:style-name="CommentReference"><office:annotation-end office:name="88"/></text:span><text:span text:style-name="CommentReference"><office:annotation-end office:name="89"/></text:span><text:span text:style-name="T540">]. A recent study in a large sample of healthy subjects (N = 215, 18–85 years) confirmed an age-dependent power decrement of posterior low-frequency<text:s/></text:span><text:span text:style-name="T541">alpha</text:span><text:span text:style-name="T542"><text:s/>(</text:span><text:span text:style-name="T543">alpha</text:span><text:span text:style-name="T544"><text:s/>1; 8–10.5 Hz) and<text:s/></text:span><text:span text:style-name="T545">delta</text:span><text:span text:style-name="T546"><text:s/>rhythms [</text:span><text:span text:style-name="T547"><office:annotation office:name="90" xml:id="1090064004"><dc:creator>Janka Hauffe</dc:creator><dc:date>2025-01-30T13:47:00</dc:date><meta:creator-initials>JH</meta:creator-initials><text:p text:style-name="P548">[62] Babiloni C, Binetti G, Cassarono A, Dal Forno G, Del Per-</text:p><text:p text:style-name="P549">cio C, Ferreri F, Ferri R, Frisoni G, Galderisi S, Hirata</text:p><text:p text:style-name="P550">K, Lanuzza B, Miniassi C, Mucci A, Nobili F, Rodriguez</text:p><text:p text:style-name="P551">G, Romani GL, Rossigni PM (2006) Sources of cortical</text:p><text:p text:style-name="P552">rhythms in adults during physiological aging: a multicentric</text:p><text:p text:style-name="P553">EEG study. Hum Brain Mapp 27, 162-172</text:p></office:annotation><office:annotation office:name="91" xml:id="1333826773"><dc:creator>Janka Hauffe</dc:creator><dc:date>2025-02-11T12:48:00</dc:date><meta:creator-initials>JH</meta:creator-initials><text:p text:style-name="P554">From Babiloni et al., 2011</text:p></office:annotation>62</text:span><text:span text:style-name="CommentReference"><office:annotation-end office:name="90"/></text:span><text:span text:style-name="CommentReference"><office:annotation-end office:name="91"/></text:span><text:span text:style-name="T555">].</text:span></text:p>
      <text:soft-page-break/>
      <text:p text:style-name="P556">The results reviewed in the present article suggest that these quantitative indexes of resting state EEG rhythms might reflect neurodegenerative processes along preclinical and clinical stages of AD, at least at group level<text:s/>(babiloni et al., 2011).</text:p>
      <text:p text:style-name="P557"><text:span text:style-name="T558">Resting state</text:span><text:span text:style-name="T559"><text:line-break/></text:span><text:span text:style-name="T560">In particular, the recording of resting state eyes-closed EEG represents a simple standardized procedure that may be carried out rapidly in a clinical environment (Babiloni et al., 2016). The recording of the EEG rhythms at rest does not require stimuli or assessment of subject's behavior, and it does not induce fatigue or anxiety typically associated with common task performance (Babiloni et al., 2016). Moreover, resting state EEG rhythms have been found to partially restore together with patients' cognitive performance after the administration of AchetylCholinesterase inhibitors licensed for the symptomatic treatment of AD (</text:span><text:span text:style-name="T561"><office:annotation office:name="92" xml:id="1101681591"><dc:creator>Janka Hauffe</dc:creator><dc:date>2025-02-11T12:24:00</dc:date><meta:creator-initials>JH</meta:creator-initials><text:p text:style-name="P562">From Babiloni et al., 2016</text:p></office:annotation>Kogan et al., 2001; Rodriguez et al., 2002, Rodriguez et al., 2004, Reeves et al., 2002, Onofrj et al., 2003, Brassen and Adler, 2003, Babiloni et al., 2006e</text:span><text:span text:style-name="CommentReference"><office:annotation-end office:name="92"/></text:span><text:span text:style-name="T563">).</text:span></text:p>
      <text:p text:style-name="P564"><text:span text:style-name="T565">Resting state rerefers to the functional imaging usage of this term, which indicates activity that is spontaneous and not dependent on a study-related task or stimulus</text:span><text:span text:style-name="T566"><text:s/>(</text:span><text:span text:style-name="T567"><office:annotation office:name="93" xml:id="654366544"><dc:creator>Janka Hauffe</dc:creator><dc:date>2025-02-11T12:50:00</dc:date><meta:creator-initials>JH</meta:creator-initials><text:p text:style-name="P568">@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94" xml:id="901187655"><dc:creator>Janka Hauffe</dc:creator><dc:date>2025-02-11T12:50:00</dc:date><meta:creator-initials>JH</meta:creator-initials><text:p text:style-name="P569"><text:a xlink:href="https://doi.org/10.1073/pnas.0700668104" office:target-frame-name="_top" xlink:show="replace"><text:span text:style-name="T570">https://doi.org/10.1073/pnas.0700668104</text:span></text:a></text:p></office:annotation>Mantini, Perrucci, Del Gratta, Romani &amp; Corbetta, 2007</text:span><text:span text:style-name="CommentReference"><office:annotation-end office:name="93"/></text:span><text:span text:style-name="CommentReference"><office:annotation-end office:name="94"/></text:span><text:span text:style-name="T571">)</text:span><text:span text:style-name="T572">. Resting state investigations have implications on cognitive neuroscience, sleep physiology, and resting state brain networks</text:span><text:span text:style-name="T573"><text:s/>(Mantini et al., 2007)</text:span><text:span text:style-name="T574">.</text:span></text:p>
      <text:p text:style-name="P575"><text:span text:style-name="T576">First, similar to other neural-based measures , resting state EEG yields objective metrics that may be more sensitive in detecting subtle neurophysiological changes that percede behavioral manifestations of<text:s/></text:span><text:span text:style-name="T577"><office:annotation office:name="95" xml:id="583805331"><dc:creator>Janka Hauffe</dc:creator><dc:date>2025-02-01T12:46:00</dc:date><meta:creator-initials>JH</meta:creator-initials><text:p text:style-name="P578">Autism spectrum disorder</text:p></office:annotation>ASD</text:span><text:span text:style-name="CommentReference"><office:annotation-end office:name="95"/></text:span><text:span text:style-name="T579"><text:s/>(</text:span><text:span text:style-name="T580"><office:annotation office:name="96" xml:id="1076439934"><dc:creator>Janka Hauffe</dc:creator><dc:date>2025-02-11T12:51:00</dc:date><meta:creator-initials>JH</meta:creator-initials><text:p text:style-name="P581">@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97" xml:id="1480329508"><dc:creator>Janka Hauffe</dc:creator><dc:date>2025-02-11T12:51:00</dc:date><meta:creator-initials>JH</meta:creator-initials><text:p text:style-name="P582"><text:a xlink:href="https://doi.org/10.1038/s41398-023-02681-2" office:target-frame-name="_top" xlink:show="replace"><text:span text:style-name="T583">https://doi.org/10.1038/s41398-023-02681-2</text:span></text:a></text:p></office:annotation>Neo, Foti, Keehn &amp; Kelleher, 2023</text:span><text:span text:style-name="CommentReference"><office:annotation-end office:name="96"/></text:span><text:span text:style-name="CommentReference"><office:annotation-end office:name="97"/></text:span><text:span text:style-name="T584">)</text:span><text:span text:style-name="T585">. Third, resting state EEG data may be collected from individuals with a wide range of developmental and functioning levels, including children, which is of paramount importance fir early diagnosis of ASD (</text:span><text:span text:style-name="T586"><office:annotation office:name="98" xml:id="533005953"><dc:creator>Janka Hauffe</dc:creator><dc:date>2025-01-29T13:34:00</dc:date><meta:creator-initials>JH</meta:creator-initials><text:p text:style-name="P587">Saby JN, Marshall PJ. The utility of EEG band power analysis in the study of infancy and early childhood. Dev Neuropsychol. 2012;37:253–73.<text:s/></text:p></office:annotation><office:annotation office:name="99" xml:id="1349644775"><dc:creator>Janka Hauffe</dc:creator><dc:date>2025-02-11T12:52:00</dc:date><meta:creator-initials>JH</meta:creator-initials><text:p text:style-name="P588">From Neo et al., 2023</text:p></office:annotation>23</text:span><text:span text:style-name="CommentReference"><office:annotation-end office:name="98"/></text:span><text:span text:style-name="CommentReference"><office:annotation-end office:name="99"/></text:span><text:span text:style-name="T589">).</text:span></text:p>
      <text:p text:style-name="P590">rsEEG is typically recorded from subjects during brief periods under both eyes-open and eyes-closed conditions, capturing spontaneous brain activity during periods of cognitive disengagement<text:s/>(Perez et al., 2024).</text:p>
      <text:p text:style-name="P591"><text:span text:style-name="T592">This method captures neural activity independent from the cognitive task, making it resilient to factors such as fatigue, movements, anxiety, or meta-learning, as Babiloni et al. (2021) highlighted</text:span><text:span text:style-name="T593"><text:s/>(Perez et al., 2024)</text:span><text:span text:style-name="T594">. The most common way to characterize rsEEG is by breaking down oscillatory signals into the spectral power of a frequency band</text:span><text:span text:style-name="T595"><text:s/>(Perez et al., 2024)</text:span><text:span text:style-name="T596">. Spectral power is proportional to the rate of energy change at a specific frequency or frequency band (</text:span><text:span text:style-name="T597"><office:annotation office:name="100" xml:id="420616458"><dc:creator>Janka Hauffe</dc:creator><dc:date>2025-02-11T12:53:00</dc:date><meta:creator-initials>JH</meta:creator-initials><text:p text:style-name="P598">From Perez et al., 2024</text:p></office:annotation>Ward, 2003</text:span><text:span text:style-name="CommentReference"><office:annotation-end office:name="100"/></text:span><text:span text:style-name="T599">), and it is involved in various cognitive processes</text:span><text:span text:style-name="T600"><text:s/>(Perez et al., 2024)</text:span><text:span text:style-name="T601">.</text:span></text:p>
      <text:soft-page-break/>
      <text:p text:style-name="P602"><text:span text:style-name="T603">Alpha</text:span><text:span text:style-name="T604"><text:s/>power is linked to heightened attention and task engagement, whereas<text:s/></text:span><text:span text:style-name="T605">theta</text:span><text:span text:style-name="T606"><text:s/>power is associated with memory encoding and retrieval</text:span><text:span text:style-name="T607"><text:s/>(Perez et al., 2024)</text:span><text:span text:style-name="T608">.<text:s/></text:span></text:p>
      <text:p text:style-name="P609"><text:span text:style-name="T610">Gamma-</text:span><text:span text:style-name="T611">theta</text:span><text:span text:style-name="T612"><text:s/>interactions may support short-term memory, and gamma oscillations are linked to processing attended stimuli (</text:span><text:span text:style-name="T613"><office:annotation office:name="101" xml:id="1282690560"><dc:creator>Janka Hauffe</dc:creator><dc:date>2025-02-11T12:53:00</dc:date><meta:creator-initials>JH</meta:creator-initials><text:p text:style-name="P614">From Perez et al., 2024</text:p></office:annotation>Ward, 2003</text:span><text:span text:style-name="CommentReference"><office:annotation-end office:name="101"/></text:span><text:span text:style-name="T615">). The predominant approach in the literature focuses on the analysis of broad frequency bands in the EEG power spectrum, from slow bands,<text:s/></text:span><text:span text:style-name="T616">delta</text:span><text:span text:style-name="T617"><text:s/>(δ:0.1–&lt;4 Hz) and<text:s/></text:span><text:span text:style-name="T618">theta</text:span><text:span text:style-name="T619"><text:s/>(θ:4–&lt;8 Hz), to faster bands,<text:s/></text:span><text:span text:style-name="T620">alpha</text:span><text:span text:style-name="T621"><text:s/>(α: 8–13 Hz),<text:s/></text:span><text:span text:style-name="T622">beta</text:span><text:span text:style-name="T623"><text:s/>(β:14–30 Hz), and gamma (γ: &gt;30–80 H) (</text:span><text:span text:style-name="T624"><office:annotation office:name="102" xml:id="1343871344"><dc:creator>Janka Hauffe</dc:creator><dc:date>2025-02-11T12:54:00</dc:date><meta:creator-initials>JH</meta:creator-initials><text:p text:style-name="P625">From Perez</text:p></office:annotation>Babiloni, et al., 2020</text:span><text:span text:style-name="CommentReference"><office:annotation-end office:name="102"/></text:span><text:span text:style-name="T626">). In normal aging, there may be a gradual slowing of EEG rhythms and subtle changes in neural oscillations across different frequency bands (</text:span><text:span text:style-name="T627"><office:annotation office:name="103" xml:id="1276522785"><dc:creator>Janka Hauffe</dc:creator><dc:date>2025-02-11T12:54:00</dc:date><meta:creator-initials>JH</meta:creator-initials><text:p text:style-name="P628">From Perez</text:p></office:annotation>Babiloni et al., 2006; Barry &amp; De Blasio, 2017</text:span><text:span text:style-name="CommentReference"><office:annotation-end office:name="103"/></text:span><text:span text:style-name="T629">). However, in pathological aging, as in AD, these alterations are often more pronounced and disruptive, with significant changes in frequency bands (</text:span><text:span text:style-name="T630"><office:annotation office:name="104" xml:id="988480840"><dc:creator>Janka Hauffe</dc:creator><dc:date>2025-02-11T12:54:00</dc:date><meta:creator-initials>JH</meta:creator-initials><text:p text:style-name="P631">From Perez</text:p></office:annotation>Lejko et al., 2020</text:span><text:span text:style-name="CommentReference"><office:annotation-end office:name="104"/></text:span><text:span text:style-name="T632">). Over the years, a substantial body of research has amassed compelling evidence pointing to a progressive alteration in brain electrical activity in neurodegenerative disorders such as MCI or AD</text:span><text:span text:style-name="T633"><text:s/>(Perez et al., 2024)</text:span><text:span text:style-name="T634">.</text:span></text:p>
      <text:p text:style-name="P635"><text:span text:style-name="T636"><office:annotation office:name="105" xml:id="1388416966"><dc:creator>Janka Hauffe</dc:creator><dc:date>2025-01-15T12:42:00</dc:date><meta:creator-initials>JH</meta:creator-initials><text:p text:style-name="P637">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638"><office:annotation-end office:name="105"/></text:span></text:p>
      <text:p text:style-name="P639"/>
      <text:p text:style-name="P640"/>
      <text:p text:style-name="P641"/>
      <text:p text:style-name="P642"/>
      <text:p text:style-name="P643">Introduction to EEG</text:p>
      <text:p text:style-name="P644">Introduction to Resting state</text:p>
      <text:p text:style-name="P645">EEG in subjective cognitive impairment</text:p>
      <text:p text:style-name="P646">EEG in objective cognitive impairment (MCI)</text:p>
      <text:p text:style-name="P647">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648">EEG in PCS patients</text:p>
      <text:p text:style-name="P649">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text:s/><text:soft-page-break/>something. But therefore EEG findings in PCS patients, might not only be explained by cognitive impairment, but maybe also by fatigue.</text:p>
      <text:p text:style-name="P650">Fatigue as a <text:s/>symptom of PCS</text:p>
      <text:p text:style-name="P651">EEG in Fatigue</text:p>
      <text:p text:style-name="P652">Summary</text:p>
      <text:p text:style-name="P653">Research question</text:p>
      <text:p text:style-name="P654">Hypotheses</text:p>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Subjective cognitive deficits in everyday situations are predicted by elevated anxiety and fatigue levels more than by objective cognitive performance (Zamarian et al., 2024).</text:p>
      <text:p text:style-name="P670">This lack of alignment highlights the complexity of cognitive impairment and raises questions about which additional factors may influence individuals’ perceptions of cognitive difficulties.<text:s/></text:p>
      <text:p text:style-name="P671">Recent research has addressed these questions by examining how psychological symptoms influence subjective cognitive and objective cognitive impairment.</text:p>
      <text:p text:style-name="P672">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text:s/><text:soft-page-break/>Gill &amp; Kesler, 2022). Objective cognitive function, on the other hand, was found to be related to perceived stress (Bland et al., 2024).</text:p>
      <text:p text:style-name="P673"><text:span text:style-name="T674">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675"/>
      <text:p text:style-name="P676"><text:span text:style-name="T677">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pan></text:p>
      <text:p text:style-name="P678"/>
      <text:p text:style-name="P679"><text:span text:style-name="T680"><office:annotation office:name="106" xml:id="2023504428"><dc:creator>Janka Hauffe</dc:creator><dc:date>2025-01-29T13:08:00</dc:date><meta:creator-initials>JH</meta:creator-initials><text:p text:style-name="P681">MCI</text:p></office:annotation>Petersen (2016):<text:s/></text:span><text:span text:style-name="CommentReference"><office:annotation-end office:name="106"/></text:span><office:annotation office:name="107" xml:id="1294159832"><dc:creator>Janka Hauffe</dc:creator><dc:date>2025-01-29T13:04:00</dc:date><meta:creator-initials>JH</meta:creator-initials><text:p text:style-name="P682">@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683">https://doi.org/10.1212/CON.0000000000000313</text:span></text:a><text:span text:style-name="CommentReference"><office:annotation-end office:name="107"/></text:span></text:p>
      <text:p text:style-name="P684"><text:span text:style-name="T685"><office:annotation office:name="108" xml:id="506205494"><dc:creator>Janka Hauffe</dc:creator><dc:date>2025-01-29T13:08:00</dc:date><meta:creator-initials>JH</meta:creator-initials><text:p text:style-name="P686">Might be more important for discussion</text:p></office:annotation>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span><text:span text:style-name="CommentReference"><office:annotation-end office:name="108"/></text:span></text:p>
      <text:p text:style-name="P6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2-11T12:27:00Z</dc:date>
    <meta:template xlink:href="Normal.dotm" xlink:type="simple"/>
    <meta:editing-cycles>85</meta:editing-cycles>
    <meta:editing-duration>PT0S</meta:editing-duration>
    <meta:document-statistic meta:page-count="14" meta:paragraph-count="70" meta:word-count="4818" meta:character-count="35102" meta:row-count="252" meta:non-whitespace-character-count="30354"/>
  </office:meta>
</office:document-meta>
</file>